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line-height-at-least="0.176cm" fo:background-color="#daeef3" fo:padding="0cm" fo:border="0.51pt solid #00000a">
        <style:background-image/>
      </style:paragraph-properties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margin-left="0cm" fo:margin-right="0cm" fo:text-indent="0.635cm" style:auto-text-indent="false"/>
    </style:style>
    <style:style style:name="P4" style:family="paragraph" style:parent-style-name="Standard">
      <style:paragraph-properties fo:margin-left="0cm" fo:margin-right="0cm" fo:text-align="justify" style:justify-single-word="false" fo:text-indent="0.635cm" style:auto-text-indent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text-align="justify" style:justify-single-word="false" fo:break-before="page"/>
    </style:style>
    <style:style style:name="P7" style:family="paragraph" style:parent-style-name="Standard">
      <style:paragraph-properties fo:background-color="#daeef3" fo:padding="0cm" fo:border="0.51pt solid #00000a">
        <style:background-image/>
      </style:paragraph-properties>
    </style:style>
    <style:style style:name="P8" style:family="paragraph" style:parent-style-name="Standard">
      <style:paragraph-properties fo:margin-top="0cm" fo:margin-bottom="0cm" style:line-height-at-least="0.176cm" fo:background-color="#daeef3" fo:padding="0cm" fo:border="0.51pt solid #00000a">
        <style:background-image/>
      </style:paragraph-properties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0" style:family="paragraph" style:parent-style-name="Standard">
      <style:paragraph-properties fo:margin-left="-1.752cm" fo:margin-right="-0.751cm" fo:margin-top="0cm" fo:margin-bottom="0cm" style:line-height-at-least="0.176cm" fo:text-indent="0cm" style:auto-text-indent="false" fo:background-color="#daeef3" fo:padding="0cm" fo:border="0.51pt solid #00000a">
        <style:background-image/>
      </style:paragraph-properties>
    </style:style>
    <style:style style:name="P11" style:family="paragraph" style:parent-style-name="Standard">
      <style:paragraph-properties fo:margin-left="-1.136cm" fo:margin-right="-0.751cm" fo:margin-top="0cm" fo:margin-bottom="0cm" style:line-height-at-least="0.176cm" fo:text-indent="0cm" style:auto-text-indent="false" fo:background-color="#daeef3" fo:padding="0cm" fo:border="0.51pt solid #00000a">
        <style:background-image/>
      </style:paragraph-properties>
    </style:style>
    <style:style style:name="P12" style:family="paragraph" style:parent-style-name="Standard">
      <style:paragraph-properties fo:margin-left="0cm" fo:margin-right="-0.751cm" fo:margin-top="0cm" fo:margin-bottom="0cm" style:line-height-at-least="0.176cm" fo:text-indent="0cm" style:auto-text-indent="false" fo:background-color="#daeef3" fo:padding="0cm" fo:border="0.51pt solid #00000a">
        <style:background-image/>
      </style:paragraph-properties>
    </style:style>
    <style:style style:name="P13" style:family="paragraph" style:parent-style-name="Standard">
      <style:paragraph-properties fo:margin-left="-1.501cm" fo:margin-right="-0.751cm" fo:margin-top="0cm" fo:margin-bottom="0cm" style:line-height-at-least="0.176cm" fo:text-indent="0cm" style:auto-text-indent="false" fo:background-color="#daeef3" fo:padding="0cm" fo:border="0.51pt solid #00000a">
        <style:background-image/>
      </style:paragraph-properties>
    </style:style>
    <style:style style:name="P14" style:family="paragraph" style:parent-style-name="Standard">
      <style:paragraph-properties fo:margin-left="-1.251cm" fo:margin-right="-0.751cm" fo:margin-top="0cm" fo:margin-bottom="0cm" style:line-height-at-least="0.176cm" fo:text-indent="0cm" style:auto-text-indent="false" fo:background-color="#daeef3" fo:padding="0cm" fo:border="0.51pt solid #00000a">
        <style:background-image/>
      </style:paragraph-properties>
    </style:style>
    <style:style style:name="P15" style:family="paragraph" style:parent-style-name="Standard">
      <style:paragraph-properties fo:margin-left="-1cm" fo:margin-right="-0.751cm" fo:margin-top="0cm" fo:margin-bottom="0cm" style:line-height-at-least="0.176cm" fo:text-indent="0cm" style:auto-text-indent="false" fo:background-color="#daeef3" fo:padding="0cm" fo:border="0.51pt solid #00000a">
        <style:background-image/>
      </style:paragraph-properties>
    </style:style>
    <style:style style:name="P16" style:family="paragraph" style:parent-style-name="Standard">
      <style:paragraph-properties fo:margin-top="0cm" fo:margin-bottom="0.353cm" fo:line-height="115%" fo:orphans="2" fo:widows="2" fo:hyphenation-ladder-count="no-limit">
        <style:tab-stops>
          <style:tab-stop style:position="1.249cm"/>
        </style:tab-stops>
      </style:paragraph-properties>
      <style:text-properties fo:hyphenate="false" fo:hyphenation-remain-char-count="2" fo:hyphenation-push-char-count="2"/>
    </style:style>
    <style:style style:name="P17" style:family="paragraph" style:parent-style-name="Text_20_body">
      <style:paragraph-properties fo:margin-top="0.847cm" fo:margin-bottom="0.847cm"/>
    </style:style>
    <style:style style:name="P18" style:family="paragraph" style:parent-style-name="Text_20_body" style:master-page-name="Standard">
      <style:paragraph-properties fo:margin-top="0.847cm" fo:margin-bottom="0.847cm" style:page-number="auto"/>
    </style:style>
    <style:style style:name="P19" style:family="paragraph" style:parent-style-name="Text_20_body">
      <style:paragraph-properties fo:margin-top="1.058cm" fo:margin-bottom="0.212cm" fo:padding="0cm" fo:border="2.24pt solid #00000a"/>
    </style:style>
    <style:style style:name="P20" style:family="paragraph" style:parent-style-name="Text_20_body">
      <style:paragraph-properties fo:margin-top="0.423cm" fo:margin-bottom="1.058cm"/>
    </style:style>
    <style:style style:name="P21" style:family="paragraph" style:parent-style-name="Text_20_body">
      <style:paragraph-properties fo:margin-top="0.423cm" fo:margin-bottom="0cm"/>
    </style:style>
    <style:style style:name="P22" style:family="paragraph" style:parent-style-name="Text_20_body">
      <style:paragraph-properties fo:margin-top="0.423cm" fo:margin-bottom="0cm" fo:text-align="start" style:justify-single-word="false"/>
    </style:style>
    <style:style style:name="P23" style:family="paragraph" style:parent-style-name="Title" style:list-style-name="WWNum2"/>
    <style:style style:name="P24" style:family="paragraph" style:parent-style-name="Title">
      <style:paragraph-properties fo:break-before="page"/>
    </style:style>
    <style:style style:name="P25" style:family="paragraph" style:parent-style-name="Title" style:list-style-name="WWNum6">
      <style:paragraph-properties fo:break-before="page"/>
    </style:style>
    <style:style style:name="P26" style:family="paragraph" style:parent-style-name="List_20_Paragraph" style:list-style-name="WWNum7"/>
    <style:style style:name="P27" style:family="paragraph" style:parent-style-name="List_20_Paragraph" style:list-style-name="WWNum8"/>
    <style:style style:name="P28" style:family="paragraph" style:parent-style-name="List_20_Paragraph" style:list-style-name="WWNum4">
      <style:paragraph-properties fo:text-align="justify" style:justify-single-word="false"/>
    </style:style>
    <style:style style:name="P29" style:family="paragraph" style:parent-style-name="List_20_Paragraph" style:list-style-name="WWNum3">
      <style:paragraph-properties fo:text-align="justify" style:justify-single-word="false"/>
    </style:style>
    <style:style style:name="P30" style:family="paragraph" style:parent-style-name="List_20_Paragraph" style:list-style-name="WWNum9">
      <style:paragraph-properties fo:text-align="justify" style:justify-single-word="false"/>
    </style:style>
    <style:style style:name="P31" style:family="paragraph" style:parent-style-name="List_20_Paragraph" style:list-style-name="WWNum5">
      <style:paragraph-properties fo:text-align="justify" style:justify-single-word="false"/>
    </style:style>
    <style:style style:name="P32" style:family="paragraph" style:parent-style-name="List_20_Paragraph">
      <style:paragraph-properties fo:margin-left="2.54cm" fo:margin-right="0cm" fo:text-indent="0cm" style:auto-text-indent="false"/>
    </style:style>
    <style:style style:name="P33" style:family="paragraph">
      <style:paragraph-properties fo:text-align="start"/>
      <style:text-properties fo:font-size="18pt"/>
    </style:style>
    <style:style style:name="T1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2" style:family="text">
      <style:text-properties fo:color="#000000" style:font-name="Courier New" fo:font-size="10pt" style:font-size-asian="10pt" style:font-name-complex="Courier New2" style:font-size-complex="10pt"/>
    </style:style>
    <style:style style:name="T3" style:family="text">
      <style:text-properties fo:font-variant="small-caps" fo:color="#0000ff" fo:language="fr" fo:country="FR"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 fo:font-size="18pt" fo:language="fr" fo:country="FR" fo:font-style="italic" fo:font-weight="bold" style:font-size-asian="18pt" style:font-style-asian="italic" style:font-weight-asian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ize="10pt" fo:language="fr" fo:country="FR" fo:font-style="italic" style:font-size-asian="10pt" style:font-style-asian="italic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color="#000000" style:font-name="Courier New" fo:font-size="10pt" style:font-size-asian="10pt" style:font-name-complex="Courier New2" style:font-size-complex="10pt"/>
    </style:style>
    <style:style style:name="T11" style:family="text">
      <style:text-properties fo:color="#000000" style:font-name="Courier New" fo:font-size="10pt" fo:language="en" fo:country="US" style:font-size-asian="10pt" style:font-name-complex="Courier New2" style:font-size-complex="10pt"/>
    </style:style>
    <style:style style:name="T12" style:family="text">
      <style:text-properties style:text-underline-style="solid" style:text-underline-width="auto" style:text-underline-color="font-color" fo:font-weight="bold" style:font-weight-asian="bold"/>
    </style:style>
    <style:style style:name="T13" style:family="text">
      <style:text-properties fo:color="#00000a" fo:font-style="normal" style:font-style-asian="normal" style:font-style-complex="normal" style:font-weight-complex="normal"/>
    </style:style>
    <style:style style:name="T14" style:family="text">
      <style:text-properties fo:color="#00000a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 text:track-changes="false">
        <text:changed-region xml:id="ct95958016" text:id="ct95958016">
          <text:insertion>
            <office:change-info>
              <dc:creator>Auteur inconnu</dc:creator>
              <dc:date>2012-10-08T13:09:00</dc:date>
            </office:change-info>
          </text:insertion>
        </text:changed-region>
        <text:changed-region xml:id="ct95958120" text:id="ct95958120">
          <text:insertion>
            <office:change-info>
              <dc:creator>Auteur inconnu</dc:creator>
              <dc:date>2012-10-08T13:10:00</dc:date>
            </office:change-info>
          </text:insertion>
        </text:changed-region>
        <text:changed-region xml:id="ct95958224" text:id="ct95958224">
          <text:insertion>
            <office:change-info>
              <dc:creator>Auteur inconnu</dc:creator>
              <dc:date>2012-10-08T13:11:00</dc:date>
            </office:change-info>
          </text:insertion>
        </text:changed-region>
        <text:changed-region xml:id="ct95958328" text:id="ct95958328">
          <text:insertion>
            <office:change-info>
              <dc:creator>Auteur inconnu</dc:creator>
              <dc:date>2012-10-05T15:24:00</dc:date>
            </office:change-info>
          </text:insertion>
        </text:changed-region>
        <text:changed-region xml:id="ct95958432" text:id="ct95958432">
          <text:insertion>
            <office:change-info>
              <dc:creator>Auteur inconnu</dc:creator>
              <dc:date>2012-10-05T09:47:00</dc:date>
            </office:change-info>
          </text:insertion>
        </text:changed-region>
        <text:changed-region xml:id="ct95958536" text:id="ct95958536">
          <text:insertion>
            <office:change-info>
              <dc:creator>Auteur inconnu</dc:creator>
              <dc:date>2012-10-05T09:47:00</dc:date>
            </office:change-info>
          </text:insertion>
        </text:changed-region>
        <text:changed-region xml:id="ct95958640" text:id="ct95958640">
          <text:insertion>
            <office:change-info>
              <dc:creator>Auteur inconnu</dc:creator>
              <dc:date>2012-10-05T10:14:00</dc:date>
            </office:change-info>
          </text:insertion>
        </text:changed-region>
        <text:changed-region xml:id="ct95958744" text:id="ct95958744">
          <text:deletion>
            <office:change-info>
              <dc:creator>Auteur inconnu</dc:creator>
              <dc:date>2012-10-05T10:14:00</dc:date>
            </office:change-info>
            <text:p text:style-name="P1"><text:span text:style-name="T1">e</text:span></text:p>
          </text:deletion>
        </text:changed-region>
        <text:changed-region xml:id="ct95958848" text:id="ct95958848">
          <text:deletion>
            <office:change-info>
              <dc:creator>Auteur inconnu</dc:creator>
              <dc:date>2012-10-05T12:16:00</dc:date>
            </office:change-info>
            <text:p text:style-name="P1"><text:span text:style-name="T1">Evalue</text:span></text:p>
          </text:deletion>
        </text:changed-region>
        <text:changed-region xml:id="ct95958952" text:id="ct95958952">
          <text:deletion>
            <office:change-info>
              <dc:creator>Auteur inconnu</dc:creator>
              <dc:date>2012-10-05T12:16:00</dc:date>
            </office:change-info>
            <text:p text:style-name="P1"><text:span text:style-name="T1">Evalue</text:span></text:p>
          </text:deletion>
        </text:changed-region>
        <text:changed-region xml:id="ct95959056" text:id="ct95959056">
          <text:deletion>
            <office:change-info>
              <dc:creator>Auteur inconnu</dc:creator>
              <dc:date>2012-10-05T12:17:00</dc:date>
            </office:change-info>
            <text:p text:style-name="P1"><text:span text:style-name="T1">Evalue</text:span></text:p>
          </text:deletion>
        </text:changed-region>
        <text:changed-region xml:id="ct95959160" text:id="ct95959160">
          <text:insertion>
            <office:change-info>
              <dc:creator>Auteur inconnu</dc:creator>
              <dc:date>2012-10-05T12:17:00</dc:date>
            </office:change-info>
          </text:insertion>
        </text:changed-region>
        <text:changed-region xml:id="ct95959264" text:id="ct95959264">
          <text:insertion>
            <office:change-info>
              <dc:creator>Auteur inconnu</dc:creator>
              <dc:date>2012-10-05T10:14:00</dc:date>
            </office:change-info>
          </text:insertion>
        </text:changed-region>
        <text:changed-region xml:id="ct95959368" text:id="ct95959368">
          <text:deletion>
            <office:change-info>
              <dc:creator>Auteur inconnu</dc:creator>
              <dc:date>2012-10-05T10:14:00</dc:date>
            </office:change-info>
            <text:p text:style-name="P1"><text:span text:style-name="T1">s</text:span></text:p>
          </text:deletion>
        </text:changed-region>
        <text:changed-region xml:id="ct97578288" text:id="ct97578288">
          <text:insertion>
            <office:change-info>
              <dc:creator>Auteur inconnu</dc:creator>
              <dc:date>2012-10-05T10:14:00</dc:date>
            </office:change-info>
          </text:insertion>
        </text:changed-region>
        <text:changed-region xml:id="ct97578392" text:id="ct97578392">
          <text:deletion>
            <office:change-info>
              <dc:creator>Auteur inconnu</dc:creator>
              <dc:date>2012-10-05T12:17:00</dc:date>
            </office:change-info>
            <text:p text:style-name="P1"><text:span text:style-name="T1">Shd</text:span></text:p>
          </text:deletion>
        </text:changed-region>
        <text:changed-region xml:id="ct97578496" text:id="ct97578496">
          <text:deletion>
            <office:change-info>
              <dc:creator>Auteur inconnu</dc:creator>
              <dc:date>2012-10-05T12:17:00</dc:date>
            </office:change-info>
            <text:p text:style-name="P1"><text:span text:style-name="T1">Shd</text:span></text:p>
          </text:deletion>
        </text:changed-region>
        <text:changed-region xml:id="ct97578600" text:id="ct97578600">
          <text:deletion>
            <office:change-info>
              <dc:creator>Auteur inconnu</dc:creator>
              <dc:date>2012-10-05T12:17:00</dc:date>
            </office:change-info>
            <text:p text:style-name="P1"><text:span text:style-name="T1">Shd</text:span></text:p>
          </text:deletion>
        </text:changed-region>
        <text:changed-region xml:id="ct97578704" text:id="ct97578704">
          <text:insertion>
            <office:change-info>
              <dc:creator>Auteur inconnu</dc:creator>
              <dc:date>2012-10-05T12:17:00</dc:date>
            </office:change-info>
          </text:insertion>
        </text:changed-region>
        <text:changed-region xml:id="ct97578808" text:id="ct97578808">
          <text:deletion>
            <office:change-info>
              <dc:creator>Auteur inconnu</dc:creator>
              <dc:date>2012-10-08T13:06:00</dc:date>
            </office:change-info>
            <text:p text:style-name="P1"><text:span text:style-name="T1">Evaluateur</text:span></text:p>
          </text:deletion>
        </text:changed-region>
        <text:changed-region xml:id="ct97578912" text:id="ct97578912">
          <text:deletion>
            <office:change-info>
              <dc:creator>Auteur inconnu</dc:creator>
              <dc:date>2012-10-08T13:06:00</dc:date>
            </office:change-info>
            <text:p text:style-name="P1"><text:span text:style-name="T1">Evaluateur</text:span></text:p>
          </text:deletion>
        </text:changed-region>
        <text:changed-region xml:id="ct97579016" text:id="ct97579016">
          <text:insertion>
            <office:change-info>
              <dc:creator>Auteur inconnu</dc:creator>
              <dc:date>2012-10-08T13:07:00</dc:date>
            </office:change-info>
          </text:insertion>
        </text:changed-region>
        <text:changed-region xml:id="ct97579120" text:id="ct97579120">
          <text:deletion>
            <office:change-info>
              <dc:creator>Auteur inconnu</dc:creator>
              <dc:date>2012-10-08T13:06:00</dc:date>
            </office:change-info>
            <text:p text:style-name="P1"><text:span text:style-name="T1">Evaluateur</text:span></text:p>
          </text:deletion>
        </text:changed-region>
        <text:changed-region xml:id="ct97579224" text:id="ct97579224">
          <text:insertion>
            <office:change-info>
              <dc:creator>Auteur inconnu</dc:creator>
              <dc:date>2012-10-05T10:14:00</dc:date>
            </office:change-info>
          </text:insertion>
        </text:changed-region>
        <text:changed-region xml:id="ct97579328" text:id="ct97579328">
          <text:deletion>
            <office:change-info>
              <dc:creator>Auteur inconnu</dc:creator>
              <dc:date>2012-10-05T10:14:00</dc:date>
            </office:change-info>
            <text:p text:style-name="P1"><text:span text:style-name="T1">d</text:span></text:p>
          </text:deletion>
        </text:changed-region>
        <text:changed-region xml:id="ct97579432" text:id="ct97579432">
          <text:insertion>
            <office:change-info>
              <dc:creator>Auteur inconnu</dc:creator>
              <dc:date>2012-10-05T10:14:00</dc:date>
            </office:change-info>
          </text:insertion>
        </text:changed-region>
        <text:changed-region xml:id="ct97579536" text:id="ct97579536">
          <text:deletion>
            <office:change-info>
              <dc:creator>Auteur inconnu</dc:creator>
              <dc:date>2012-10-05T12:17:00</dc:date>
            </office:change-info>
            <text:p text:style-name="P1"><text:span text:style-name="T1">Delegataire</text:span></text:p>
          </text:deletion>
        </text:changed-region>
        <text:changed-region xml:id="ct97579640" text:id="ct97579640">
          <text:deletion>
            <office:change-info>
              <dc:creator>Auteur inconnu</dc:creator>
              <dc:date>2012-10-05T12:17:00</dc:date>
            </office:change-info>
            <text:p text:style-name="P1"><text:span text:style-name="T1">Delegataire</text:span></text:p>
          </text:deletion>
        </text:changed-region>
        <text:changed-region xml:id="ct97579744" text:id="ct97579744">
          <text:deletion>
            <office:change-info>
              <dc:creator>Auteur inconnu</dc:creator>
              <dc:date>2012-10-05T12:17:00</dc:date>
            </office:change-info>
            <text:p text:style-name="P1"><text:span text:style-name="T1">Delegataire</text:span></text:p>
          </text:deletion>
        </text:changed-region>
        <text:changed-region xml:id="ct97579848" text:id="ct97579848">
          <text:insertion>
            <office:change-info>
              <dc:creator>Auteur inconnu</dc:creator>
              <dc:date>2012-10-05T12:17:00</dc:date>
            </office:change-info>
          </text:insertion>
        </text:changed-region>
        <text:changed-region xml:id="ct97579952" text:id="ct97579952">
          <text:deletion>
            <office:change-info>
              <dc:creator>Auteur inconnu</dc:creator>
              <dc:date>2012-10-05T09:48:00</dc:date>
            </office:change-info>
            <text:p text:style-name="P1"><text:span text:style-name="T2">Eae</text:span></text:p>
          </text:deletion>
        </text:changed-region>
        <text:changed-region xml:id="ct97580056" text:id="ct97580056">
          <text:deletion>
            <office:change-info>
              <dc:creator>Auteur inconnu</dc:creator>
              <dc:date>2012-10-08T08:41:00</dc:date>
            </office:change-info>
            <text:p text:style-name="P1"><text:span text:style-name="T2">"avisShd" : "",</text:span></text:p>
          </text:deletion>
        </text:changed-region>
        <text:changed-region xml:id="ct97580160" text:id="ct97580160">
          <text:insertion>
            <office:change-info>
              <dc:creator>Auteur inconnu</dc:creator>
              <dc:date>2012-10-08T08:39:00</dc:date>
            </office:change-info>
          </text:insertion>
        </text:changed-region>
        <text:changed-region xml:id="ct97580264" text:id="ct97580264">
          <text:insertion>
            <office:change-info>
              <dc:creator>Auteur inconnu</dc:creator>
              <dc:date>2012-10-08T08:40:00</dc:date>
            </office:change-info>
          </text:insertion>
        </text:changed-region>
        <text:changed-region xml:id="ct97580368" text:id="ct97580368">
          <text:insertion>
            <office:change-info>
              <dc:creator>Auteur inconnu</dc:creator>
              <dc:date>2012-10-08T08:54:00</dc:date>
            </office:change-info>
          </text:insertion>
        </text:changed-region>
        <text:changed-region xml:id="ct97580472" text:id="ct97580472">
          <text:deletion>
            <office:change-info>
              <dc:creator>Auteur inconnu</dc:creator>
              <dc:date>2012-10-05T09:47:00</dc:date>
            </office:change-info>
            <text:p text:style-name="P1"><text:span text:style-name="T2">eaeJoint</text:span></text:p>
          </text:deletion>
        </text:changed-region>
        <text:changed-region xml:id="ct97580576" text:id="ct97580576">
          <text:insertion>
            <office:change-info>
              <dc:creator>Auteur inconnu</dc:creator>
              <dc:date>2012-10-05T09:47:00</dc:date>
            </office:change-info>
          </text:insertion>
        </text:changed-region>
        <text:changed-region xml:id="ct97580680" text:id="ct97580680">
          <text:deletion>
            <office:change-info>
              <dc:creator>Auteur inconnu</dc:creator>
              <dc:date>2012-10-04T11:14:00</dc:date>
            </office:change-info>
            <text:p text:style-name="P1"><text:span text:style-name="T2">"commentaires" : "",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" draw:style-name="gr1" draw:text-style-name="P33" svg:width="2.971cm" svg:height="3.865cm" svg:x="0cm" svg:y="0cm">
        <draw:image xlink:href="">
          <text:p/>
        </draw:image>
      </draw:frame>
      <text:p text:style-name="P18"><draw:frame draw:style-name="fr1" draw:name="Picture" text:anchor-type="as-char" svg:width="2.972cm" svg:height="3.866cm" draw:z-index="1"><draw:image/><svg:title>A description...</svg:title></draw:frame></text:p>
      <text:p text:style-name="P17"/>
      <text:p text:style-name="P17"/>
      <text:p text:style-name="P19"><text:span text:style-name="T3">Spécification des web services sur la gestion des EAE</text:span></text:p>
      <text:p text:style-name="P19"><text:span text:style-name="T3"><text:s/></text:span><text:subject/><text:span text:style-name="T3">Gestion des EAE et suivi des avancements – Partie Kiosque</text:span></text:p>
      <text:p text:style-name="P20"><text:span text:style-name="T5">© Ville de Nouméa</text:span></text:p>
      <text:p text:style-name="P20"/>
      <text:p text:style-name="P20"/>
      <text:p text:style-name="P20"/>
      <text:p text:style-name="P22"/>
      <text:p text:style-name="P22"/>
      <text:p text:style-name="P22"/>
      <text:p text:style-name="P21"><text:span text:style-name="T7">Fabre Mathieu - KELIOS Solutions</text:span></text:p>
      <text:p text:style-name="P21"><text:span text:style-name="T7">Raynaud Nicolas - Alphalog</text:span></text:p>
      <text:p text:style-name="Standard"/>
      <text:p text:style-name="P24">Préambule</text:p>
      <text:p text:style-name="Standard"/>
      <text:p text:style-name="P4">L’ensemble des Web Services décris dans ce document servent à alimenter le portail avec des informations sur les EAE stockées dans une base spécifique. Ils respectent le protocole http dans la mesure où <text:s/>ils retournent les codes de statut correspondant à l’état de la réponse.</text:p>
      <text:p text:style-name="P3">Pour les Web Services servant à récupérer les informations des EAE, les codes possibles sont :</text:p>
      <text:p text:style-name="Standard"/>
      <text:list xml:id="list28331200" text:style-name="WWNum7">
        <text:list-item>
          <text:p text:style-name="P26">Appel normal qui retourne des données :</text:p>
          <text:list>
            <text:list-item>
              <text:p text:style-name="P26"><text:span text:style-name="T6">[Status code]</text:span> <text:span text:style-name="T4">200</text:span> (OK)</text:p>
            </text:list-item>
            <text:list-item>
              <text:p text:style-name="P26">Le contenu de la réponse http contient la donnée au format JSON</text:p>
            </text:list-item>
          </text:list>
        </text:list-item>
      </text:list>
      <text:p text:style-name="P32"/>
      <text:list xml:id="list28432009" text:continue-numbering="true" text:style-name="WWNum7">
        <text:list-item>
          <text:p text:style-name="P26">Appel normal qui ne retourne aucunes données :</text:p>
          <text:list>
            <text:list-item>
              <text:p text:style-name="P26"><text:span text:style-name="T6">[Status code]</text:span> <text:span text:style-name="T4">204</text:span> (No content – Requête traitée avec succès mais sans information en retour)</text:p>
            </text:list-item>
            <text:list-item>
              <text:p text:style-name="P26">Le contenu est vide</text:p>
            </text:list-item>
          </text:list>
        </text:list-item>
      </text:list>
      <text:p text:style-name="P32"/>
      <text:list xml:id="list28445949" text:continue-numbering="true" text:style-name="WWNum7">
        <text:list-item>
          <text:p text:style-name="P26">Appel qui ne contient pas suffisamment de paramètres</text:p>
          <text:list>
            <text:list-item>
              <text:p text:style-name="P26"><text:span text:style-name="T6">[Status code]</text:span> <text:span text:style-name="T4">400</text:span> (Bad Request <text:s/>- La syntaxe de la requête est erronnée)</text:p>
            </text:list-item>
            <text:list-item>
              <text:p text:style-name="P26">Le contenu est un éventuel message explicitant le problème</text:p>
            </text:list-item>
          </text:list>
        </text:list-item>
      </text:list>
      <text:p text:style-name="P32"/>
      <text:p text:style-name="P3">Pour les Web Services qui servent à modifier les données des EAE, on a également un code HTTP de retour possible selon le scénario d’appel :</text:p>
      <text:p text:style-name="Standard"/>
      <text:list xml:id="list28328677" text:style-name="WWNum8">
        <text:list-item>
          <text:p text:style-name="P27">Appel normal, les données ont été correctement modifiées</text:p>
          <text:list>
            <text:list-item>
              <text:p text:style-name="P27"><text:span text:style-name="T6">[Status code]</text:span> <text:span text:style-name="T4">200</text:span> (OK)</text:p>
            </text:list-item>
            <text:list-item>
              <text:p text:style-name="P27">Le contenu est un éventuel message de succès</text:p>
            </text:list-item>
          </text:list>
        </text:list-item>
      </text:list>
      <text:p text:style-name="P32"/>
      <text:list xml:id="list28423754" text:continue-numbering="true" text:style-name="WWNum8">
        <text:list-item>
          <text:p text:style-name="P27">Appel <text:s/>anormal, les données n’ont pas pu être enregistrées</text:p>
          <text:list>
            <text:list-item>
              <text:p text:style-name="P27"><text:span text:style-name="T6">[Status code]</text:span> <text:span text:style-name="T4">409</text:span> (Conflict - La requête n’a pas pu être traitée à l’état actuel)</text:p>
            </text:list-item>
            <text:list-item>
              <text:p text:style-name="P27">Le contenu est un message explicitant le problème</text:p>
            </text:list-item>
          </text:list>
        </text:list-item>
      </text:list>
      <text:p text:style-name="P32"><text:soft-page-break/></text:p>
      <text:list xml:id="list28420254" text:continue-numbering="true" text:style-name="WWNum8">
        <text:list-item>
          <text:p text:style-name="P27">Appel qui ne contient pas suffisamment de paramètres</text:p>
          <text:list>
            <text:list-item>
              <text:p text:style-name="P27"><text:span text:style-name="T6">[Status code]</text:span> <text:span text:style-name="T4">400</text:span> (Bad Request - La syntaxe de la requête est erronnée)</text:p>
            </text:list-item>
            <text:list-item>
              <text:p text:style-name="P27">Le contenu est un éventuel message explicitant le problème</text:p>
            </text:list-item>
          </text:list>
        </text:list-item>
      </text:list>
      <text:p text:style-name="List_20_Paragraph"/>
      <text:p text:style-name="P3">Les dates dans les réponses JSON sont au format « Microsoft », à savoir <text:span text:style-name="T4"> /Date(X)/</text:span> où X représente le nombre de millisecondes depuis 01/01/1970.</text:p>
      <text:p text:style-name="P5"/>
      <text:list xml:id="list28343407" text:style-name="WWNum2">
        <text:list-item>
          <text:p text:style-name="P23">Liste des EAE à évaluer</text:p>
        </text:list-item>
      </text:list>
      <text:p text:style-name="Standard"><text:span text:style-name="Intense_20_Emphasis">Web service:</text:span> Liste des EAE d’agent à évaluer par l’agent évaluateur</text:p>
      <text:p text:style-name="Standard"><text:bookmark-start text:name="__DdeLink__5386_58334732"/><text:span text:style-name="Intense_20_Emphasis"><text:span text:style-name="T8">URL:</text:span></text:span><text:span text:style-name="T8"> </text:span><text:bookmark-end text:name="__DdeLink__5386_58334732"/><text:a xlink:type="simple" xlink:href="http://URL_SERVEUR/agents/eaeAgentListe?idAgent"><text:span text:style-name="Internet_20_link"><text:span text:style-name="T8">http://URL_SERVEUR/agents/eaeAgentListe?idAgent</text:span></text:span></text:a><text:span text:style-name="T8">=</text:span></text:p>
      <text:p text:style-name="Standard"><text:change-start text:change-id="ct95958016"/><text:span text:style-name="Intense_20_Emphasis"><text:span text:style-name="T8">URL:</text:span></text:span><text:span text:style-name="T9"> http://URL_SERVEUR/eaes/listEaesByAgent?idAgent=</text:span><text:change-end text:change-id="ct95958016"/></text:p>
      <text:p text:style-name="Standard"><text:span text:style-name="Intense_20_Emphasis">idAgent:</text:span> identifiant de l’évaluateur ou du supérieur<text:change-start text:change-id="ct95958120"/> (qui a<text:change-end text:change-id="ct95958120"/><text:change-start text:change-id="ct95958224"/>ccède à l'écran de liste des EAEs)<text:change-end text:change-id="ct95958224"/></text:p>
      <text:p text:style-name="Standard"><text:span text:style-name="Intense_20_Emphasis">Format JSON attendu:</text:span> </text:p>
      <text:p text:style-name="P1"><text:span text:style-name="T2">[</text:span></text:p>
      <text:p text:style-name="P1"><text:span text:style-name="T2"><text:tab/>{</text:span></text:p>
      <text:p text:style-name="P1"><text:change-start text:change-id="ct95958328"/><text:span text:style-name="T2"><text:tab/><text:tab/>"idEae" : 8775,</text:span><text:change-end text:change-id="ct95958328"/></text:p>
      <text:p text:style-name="P1"><text:span text:style-name="T2"><text:tab/><text:tab/></text:span><text:bookmark-start text:name="__DdeLink__5739_591987490"/><text:span text:style-name="T2">"</text:span><text:bookmark-end text:name="__DdeLink__5739_591987490"/><text:span text:style-name="T2">direction</text:span><text:change-start text:change-id="ct95958432"/><text:span text:style-name="T2">Service</text:span><text:change-end text:change-id="ct95958432"/><text:span text:style-name="T2">" : "DJCS",</text:span></text:p>
      <text:p text:style-name="P1"><text:span text:style-name="T2"><text:tab/><text:tab/></text:span><text:span text:style-name="T1">"service" : "SCF",</text:span></text:p>
      <text:p text:style-name="P1"><text:span text:style-name="T1"><text:tab/><text:tab/>"section</text:span><text:change-start text:change-id="ct95958536"/><text:span text:style-name="T1">Service</text:span><text:change-end text:change-id="ct95958536"/><text:span text:style-name="T1">" : "THEATRE",</text:span></text:p>
      <text:p text:style-name="P1"><text:span text:style-name="T1"><text:tab/><text:tab/>"</text:span><text:change-start text:change-id="ct95958640"/><text:span text:style-name="T1">agentE</text:span><text:change-end text:change-id="ct95958640"/><text:change text:change-id="ct95958744"/><text:span text:style-name="T1">value" : <text:tab/>{</text:span></text:p>
      <text:p text:style-name="P1"><text:span text:style-name="T1"><text:tab/><text:tab/><text:tab/><text:tab/><text:tab/>"nom</text:span><text:change text:change-id="ct95958848"/><text:span text:style-name="T1">" : "",</text:span></text:p>
      <text:p text:style-name="P1"><text:span text:style-name="T1"><text:tab/><text:tab/><text:tab/><text:tab/><text:tab/>"prenom</text:span><text:change text:change-id="ct95958952"/><text:span text:style-name="T1">" : "Beline",</text:span></text:p>
      <text:p text:style-name="P1"><text:span text:style-name="T1"><text:tab/><text:tab/><text:tab/><text:tab/><text:tab/>"id</text:span><text:change text:change-id="ct95959056"/><text:change-start text:change-id="ct95959160"/><text:span text:style-name="T1">Agent</text:span><text:change-end text:change-id="ct95959160"/><text:span text:style-name="T1">" : 1002</text:span></text:p>
      <text:p text:style-name="P1"><text:span text:style-name="T1"><text:tab/><text:tab/><text:tab/><text:tab/>},</text:span></text:p>
      <text:p text:style-name="P1"><text:span text:style-name="T1"><text:tab/><text:tab/>"</text:span><text:change-start text:change-id="ct95959264"/><text:span text:style-name="T1">agent</text:span><text:change-end text:change-id="ct95959264"/><text:change text:change-id="ct95959368"/><text:change-start text:change-id="ct97578288"/><text:span text:style-name="T1">S</text:span><text:change-end text:change-id="ct97578288"/><text:span text:style-name="T1">hd" : <text:tab/>{</text:span></text:p>
      <text:p text:style-name="P1"><text:span text:style-name="T1"><text:tab/><text:tab/><text:tab/><text:tab/><text:tab/>"nom</text:span><text:change text:change-id="ct97578392"/><text:span text:style-name="T1">" : "Argan",</text:span></text:p>
      <text:p text:style-name="P1"><text:span text:style-name="T1"><text:tab/><text:tab/><text:tab/><text:tab/><text:tab/>"prenom</text:span><text:change text:change-id="ct97578496"/><text:span text:style-name="T1">" : "argan",</text:span></text:p>
      <text:p text:style-name="P1"><text:span text:style-name="T1"><text:tab/><text:tab/><text:tab/><text:tab/><text:tab/>"id</text:span><text:change text:change-id="ct97578600"/><text:change-start text:change-id="ct97578704"/><text:span text:style-name="T1">Agent</text:span><text:change-end text:change-id="ct97578704"/><text:span text:style-name="T1">" : 4574</text:span></text:p>
      <text:p text:style-name="P1"><text:span text:style-name="T1"><text:tab/><text:tab/><text:tab/><text:tab/>},</text:span></text:p>
      <text:p text:style-name="P1"><text:span text:style-name="T1"><text:tab/><text:tab/>"evaluateurs" : [</text:span></text:p>
      <text:p text:style-name="P1"><text:span text:style-name="T1"><text:tab/><text:tab/><text:tab/><text:tab/><text:tab/><text:tab/>{</text:span></text:p>
      <text:p text:style-name="P1"><text:span text:style-name="T1"><text:tab/><text:tab/><text:tab/><text:tab/><text:tab/><text:tab/><text:tab/>"nom</text:span><text:change text:change-id="ct97578808"/><text:span text:style-name="T1">" : "Argan",</text:span></text:p>
      <text:p text:style-name="P1"><text:span text:style-name="T1"><text:tab/><text:tab/><text:tab/><text:tab/><text:tab/><text:tab/><text:tab/>"prenom</text:span><text:change text:change-id="ct97578912"/><text:span text:style-name="T1">" : "argan",</text:span></text:p>
      <text:p text:style-name="P1"><text:span text:style-name="T1"><text:tab/><text:tab/><text:tab/><text:tab/><text:tab/><text:tab/><text:tab/>"id</text:span><text:change-start text:change-id="ct97579016"/><text:span text:style-name="T1">Agent</text:span><text:change-end text:change-id="ct97579016"/><text:change text:change-id="ct97579120"/><text:span text:style-name="T1">" : 1254</text:span></text:p>
      <text:p text:style-name="P1"><text:span text:style-name="T1"><text:tab/><text:tab/><text:tab/><text:tab/><text:tab/><text:tab/>}</text:span></text:p>
      <text:p text:style-name="P1"><text:span text:style-name="T1"><text:tab/><text:tab/><text:tab/><text:tab/><text:tab/>],</text:span></text:p>
      <text:p text:style-name="P1"><text:span text:style-name="T1"><text:tab/><text:tab/>"</text:span><text:change-start text:change-id="ct97579224"/><text:span text:style-name="T1">agent</text:span><text:change-end text:change-id="ct97579224"/><text:change text:change-id="ct97579328"/><text:change-start text:change-id="ct97579432"/><text:span text:style-name="T1">D</text:span><text:change-end text:change-id="ct97579432"/><text:span text:style-name="T1">elegataire" : <text:tab/>{</text:span></text:p>
      <text:p text:style-name="P1"><text:span text:style-name="T1"><text:tab/><text:tab/><text:tab/><text:tab/><text:tab/><text:tab/>"nom</text:span><text:change text:change-id="ct97579536"/><text:span text:style-name="T1">" : "Dupont",</text:span></text:p>
      <text:p text:style-name="P1"><text:span text:style-name="T1"><text:tab/><text:tab/><text:tab/><text:tab/><text:tab/><text:tab/>"prenom</text:span><text:change text:change-id="ct97579640"/><text:span text:style-name="T1">" : "Richard",</text:span></text:p>
      <text:p text:style-name="P1"><text:span text:style-name="T1"><text:tab/><text:tab/><text:tab/><text:tab/><text:tab/><text:tab/>"id</text:span><text:change text:change-id="ct97579744"/><text:change-start text:change-id="ct97579848"/><text:span text:style-name="T1">Agent</text:span><text:change-end text:change-id="ct97579848"/><text:span text:style-name="T1">" : 25641</text:span></text:p>
      <text:p text:style-name="P1"><text:span text:style-name="T1"><text:tab/><text:tab/><text:tab/><text:tab/><text:tab/>},</text:span></text:p>
      <text:p text:style-name="P1"><text:span text:style-name="T1"><text:tab/><text:tab/></text:span><text:span text:style-name="T2">"etat</text:span><text:change text:change-id="ct97579952"/><text:span text:style-name="T2">" : "Non affecté",</text:span></text:p>
      <text:p text:style-name="P1"><text:span text:style-name="T2"><text:tab/><text:tab/>"cap" : true,</text:span></text:p>
      <text:p text:style-name="P1"><text:span text:style-name="T2"><text:tab/><text:tab/></text:span><text:change text:change-id="ct97580056"/></text:p>
      <text:p text:style-name="P1"><text:change-start text:change-id="ct97580160"/><text:span text:style-name="T2"><text:tab/><text:tab/>"eaeEvaluation"</text:span><text:change-end text:change-id="ct97580160"/><text:change-start text:change-id="ct97580264"/><text:span text:style-name="T2"> : {</text:span></text:p>
      <text:p text:style-name="P1"><text:span text:style-name="T2"><text:tab/><text:tab/><text:tab/><text:tab/><text:tab/><text:tab/>"avisShd" : "avis SHD"</text:span></text:p>
      <text:p text:style-name="P1"><text:span text:style-name="T2"><text:tab/><text:tab/><text:tab/><text:tab/><text:tab/>}</text:span><text:change-end text:change-id="ct97580264"/><text:change-start text:change-id="ct97580368"/><text:span text:style-name="T2">,</text:span><text:change-end text:change-id="ct97580368"/></text:p>
      <text:p text:style-name="P1"><text:span text:style-name="T2"><text:tab/><text:tab/>"</text:span><text:change text:change-id="ct97580472"/><text:change-start text:change-id="ct97580576"/><text:span text:style-name="T2">docAttache</text:span><text:change-end text:change-id="ct97580576"/><text:span text:style-name="T2">" : false,</text:span></text:p>
      <text:p text:style-name="P1"><text:span text:style-name="T2"><text:tab/><text:tab/></text:span><text:change text:change-id="ct97580680"/></text:p>
      <text:p text:style-name="P1"><text:span text:style-name="T2"><text:tab/><text:tab/>"dateCreation" : "/Date()/",</text:span></text:p>
      <text:p text:style-name="P1"><text:span text:style-name="T2"><text:tab/><text:tab/>"dateFinalisation" : "/Date()/",</text:span></text:p>
      <text:p text:style-name="P1"><text:span text:style-name="T2"><text:tab/><text:tab/></text:span><text:span text:style-name="T1">"dateControle" : "/Date()/",</text:span></text:p>
      <text:p text:style-name="P1"><text:span text:style-name="T1"><text:tab/><text:tab/>"creer" : true,</text:span></text:p>
      <text:p text:style-name="P1"><text:span text:style-name="T1"><text:tab/><text:tab/>"editer" : false,</text:span></text:p>
      <text:p text:style-name="P1"><text:span text:style-name="T1"><text:tab/><text:tab/></text:span><text:span text:style-name="T2">"supprimer" : false,</text:span></text:p>
      <text:p text:style-name="P1"><text:span text:style-name="T2"><text:tab/><text:tab/>"visualiser" : false</text:span></text:p>
      <text:p text:style-name="P1"><text:span text:style-name="T2"><text:tab/>}</text:span></text:p>
      <text:p text:style-name="P1"><text:span text:style-name="T2">]</text:span></text:p>
      <text:p text:style-name="Standard"/>
      <text:p text:style-name="P9">Nous aurons également besoin d’un deuxième Web Service pour gérer le filtrage et l’affectation des délégataires.</text:p>
      <text:p text:style-name="Standard"/>
      <text:p text:style-name="Standard"><text:span text:style-name="Intense_20_Emphasis">Web service:</text:span> Les filtrages possible pour l’agent évaluateur</text:p>
      <text:p text:style-name="Standard"><text:span text:style-name="Intense_20_Emphasis"><text:span text:style-name="T8">URL:</text:span></text:span><text:span text:style-name="T8"> </text:span><text:a xlink:type="simple" xlink:href="http://URL_SERVEUR/agents/filtres?idAgent"><text:span text:style-name="Internet_20_link"><text:span text:style-name="T8">http://URL_SERVEUR/agents/filtres?idAgent</text:span></text:span></text:a><text:span text:style-name="T8">=</text:span></text:p>
      <text:p text:style-name="Standard"><text:span text:style-name="Intense_20_Emphasis">idAgent:</text:span> identifiant de l’évaluateur ou du supérieur</text:p>
      <text:p text:style-name="Standard"><text:span text:style-name="Intense_20_Emphasis">Format JSON attendu:</text:span> </text:p>
      <text:p text:style-name="P1"><text:span text:style-name="T2">{</text:span></text:p>
      <text:p text:style-name="P1"><text:span text:style-name="T2"><text:tab/>"delegataires" : [</text:span></text:p>
      <text:p text:style-name="P1"><text:span text:style-name="T2"><text:tab/><text:tab/><text:tab/><text:tab/><text:tab/>{</text:span></text:p>
      <text:p text:style-name="P1"><text:span text:style-name="T2"><text:tab/><text:tab/><text:tab/><text:tab/><text:tab/><text:tab/>"nomDelegataire" : "",</text:span></text:p>
      <text:p text:style-name="P1"><text:span text:style-name="T2"><text:tab/><text:tab/><text:tab/><text:tab/><text:tab/><text:tab/>"prenomDelegataire" : "",</text:span></text:p>
      <text:p text:style-name="P1"><text:span text:style-name="T2"><text:tab/><text:tab/><text:tab/><text:tab/><text:tab/><text:tab/>"idDelegataire" : 1234</text:span></text:p>
      <text:p text:style-name="P1"><text:span text:style-name="T2"><text:tab/><text:tab/><text:tab/><text:tab/><text:tab/>}</text:span></text:p>
      <text:p text:style-name="P1"><text:span text:style-name="T2"><text:tab/><text:tab/><text:tab/><text:tab/>],</text:span></text:p>
      <text:p text:style-name="P1"><text:span text:style-name="T2"><text:tab/>"shds" :<text:tab/>[</text:span></text:p>
      <text:p text:style-name="P1"><text:span text:style-name="T2"><text:tab/><text:tab/><text:tab/><text:tab/>{</text:span></text:p>
      <text:p text:style-name="P1"><text:span text:style-name="T2"><text:tab/><text:tab/><text:tab/><text:tab/><text:tab/>"nomShd" : "",</text:span></text:p>
      <text:p text:style-name="P1"><text:span text:style-name="T2"><text:tab/><text:tab/><text:tab/><text:tab/><text:tab/>"prenomShd" : "",</text:span></text:p>
      <text:p text:style-name="P1"><text:span text:style-name="T2"><text:tab/><text:tab/><text:tab/><text:tab/><text:tab/>"idShd" : 1234</text:span></text:p>
      <text:p text:style-name="P1"><text:span text:style-name="T2"><text:tab/><text:tab/><text:tab/><text:tab/>}</text:span></text:p>
      <text:p text:style-name="P1"><text:span text:style-name="T2"><text:tab/><text:tab/><text:tab/>],</text:span></text:p>
      <text:p text:style-name="P1"><text:span text:style-name="T2"><text:tab/>"evaluateurs" :<text:tab/>[</text:span></text:p>
      <text:p text:style-name="P1"><text:span text:style-name="T2"><text:tab/><text:tab/><text:tab/><text:tab/><text:tab/>{</text:span></text:p>
      <text:p text:style-name="P1"><text:span text:style-name="T2"><text:tab/><text:tab/><text:tab/><text:tab/><text:tab/><text:tab/>"nomEvaluateur" : "",</text:span></text:p>
      <text:p text:style-name="P1"><text:span text:style-name="T2"><text:tab/><text:tab/><text:tab/><text:tab/><text:tab/><text:tab/>"prenomEvaluateur" : "",</text:span></text:p>
      <text:p text:style-name="P1"><text:span text:style-name="T2"><text:tab/><text:tab/><text:tab/><text:tab/><text:tab/><text:tab/>"idEvaluateur" : 1234</text:span></text:p>
      <text:p text:style-name="P1"><text:span text:style-name="T2"><text:tab/><text:tab/><text:tab/><text:tab/><text:tab/>}</text:span></text:p>
      <text:p text:style-name="P1"><text:span text:style-name="T2"><text:tab/><text:tab/><text:tab/><text:tab/>],</text:span></text:p>
      <text:p text:style-name="P1"><text:span text:style-name="T2"><text:tab/>"evalues" :<text:tab/>[</text:span></text:p>
      <text:p text:style-name="P1"><text:span text:style-name="T2"><text:tab/><text:tab/><text:tab/><text:tab/>{</text:span></text:p>
      <text:p text:style-name="P1"><text:span text:style-name="T2"><text:tab/><text:tab/><text:tab/><text:tab/><text:tab/>"nomEvalue" : "",</text:span></text:p>
      <text:p text:style-name="P1"><text:span text:style-name="T2"><text:tab/><text:tab/><text:tab/><text:tab/><text:tab/>"prenomEvalue" : "",</text:span></text:p>
      <text:p text:style-name="P1"><text:span text:style-name="T2"><text:tab/><text:tab/><text:tab/><text:tab/><text:tab/>"idEvalue" : 1234</text:span></text:p>
      <text:p text:style-name="P1"><text:span text:style-name="T2"><text:tab/><text:tab/><text:tab/><text:tab/>}</text:span></text:p>
      <text:p text:style-name="P1"><text:span text:style-name="T2"><text:tab/><text:tab/><text:tab/>]</text:span></text:p>
      <text:p text:style-name="P1"><text:span text:style-name="T2"><text:tab/>"etats" :<text:tab/>[</text:span></text:p>
      <text:p text:style-name="P1"><text:span text:style-name="T2"><text:tab/><text:tab/><text:tab/><text:tab/>{</text:span></text:p>
      <text:p text:style-name="P1"><text:span text:style-name="T2"><text:tab/><text:tab/><text:tab/><text:tab/><text:tab/>"nomEtat" : "",</text:span></text:p>
      <text:p text:style-name="P1"><text:span text:style-name="T2"><text:tab/><text:tab/><text:tab/><text:tab/><text:tab/>"affichageEtat" : ""</text:span></text:p>
      <text:p text:style-name="P1"><text:span text:style-name="T2"><text:tab/><text:tab/><text:tab/><text:tab/>}</text:span></text:p>
      <text:p text:style-name="P1"><text:span text:style-name="T2"><text:tab/><text:tab/><text:tab/>]</text:span></text:p>
      <text:p text:style-name="P7"><text:span text:style-name="T2">}</text:span></text:p>
      <text:p text:style-name="Standard"/>
      <text:p text:style-name="P9">Il faut enfin 3 WS d’action qui permettent de créer une EAE, supprimer une EAE et affecter un délégataire à l’évaluation de l’agent. Ces 3 Web Services n’envoient pas de données en POST, les identifiants dans l’URL suffisent à réaliser l’action.</text:p>
      <text:p text:style-name="Standard"/>
      <text:p text:style-name="Standard"><text:span text:style-name="Intense_20_Emphasis">Web service:</text:span> La création d’une nouvelle EAE pour un agent à évaluer</text:p>
      <text:p text:style-name="Standard"><text:span text:style-name="Intense_20_Emphasis"><text:span text:style-name="T8">URL:</text:span></text:span><text:span text:style-name="T8"> </text:span><text:a xlink:type="simple" xlink:href="http://URL_SERVEUR/agents/creationEae?idEvalue=&amp;idAgent"><text:span text:style-name="Internet_20_link"><text:span text:style-name="T8">http://URL_SERVEUR/agents/creationEae?idEvalue=&amp;idAgent</text:span></text:span></text:a><text:span text:style-name="T8">=</text:span>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crée l’EAE</text:p>
      <text:p text:style-name="Standard"/>
      <text:p text:style-name="Standard"/>
      <text:p text:style-name="Standard"><text:span text:style-name="Intense_20_Emphasis">Web service:</text:span> La suppression d’une EAE existante pour un agent à évaluer</text:p>
      <text:p text:style-name="Standard"><text:span text:style-name="Intense_20_Emphasis"><text:span text:style-name="T8">URL:</text:span></text:span><text:span text:style-name="T8"> </text:span><text:a xlink:type="simple" xlink:href="http://URL_SERVEUR/agents/suppressionEae?idEvalue=&amp;idAgent"><text:span text:style-name="Internet_20_link"><text:span text:style-name="T8">http://URL_SERVEUR/agents/suppressionEae?idEvalue=&amp;idAgent</text:span></text:span></text:a><text:span text:style-name="T8">=</text:span>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supprime l’EAE</text:p>
      <text:p text:style-name="Standard"/>
      <text:p text:style-name="Standard"><text:span text:style-name="Intense_20_Emphasis">Web service:</text:span> L’affectation d’un délégataire</text:p>
      <text:p text:style-name="Standard"><text:span text:style-name="Intense_20_Emphasis">URL:</text:span> <text:a xlink:type="simple" xlink:href="http://URL_SERVEUR/agents/affecterDelegataire?idEvalue=&amp;idAgent=&amp;idDelegataire"><text:span text:style-name="Internet_20_link">http://URL_SERVEUR/agents/affecterDelegataire?idEvalue=&amp;idAgent=&amp;idDelegataire</text:span></text:a>=</text:p>
      <text:p text:style-name="Standard"><text:span text:style-name="Intense_20_Emphasis">idEvalue:</text:span> identifiant de l’agent à évaluer</text:p>
      <text:p text:style-name="Standard"><text:span text:style-name="Intense_20_Emphasis">idAgent:</text:span> identifiant de l’évaluateur ou du supérieur qui fait l’affectation de délégué</text:p>
      <text:p text:style-name="Standard"><text:span text:style-name="Intense_20_Emphasis">idDelegataire:</text:span> identifiant de l’évaluateur délégué</text:p>
      <text:p text:style-name="Standard"/>
      <text:p text:style-name="P24">2.<text:tab/>Tableau de bord</text:p>
      <text:p text:style-name="P4">Ce groupe de services permet, pour un agent évaluateur, d’avoir un aperçu global des évaluations des EAE. Il visualise les évaluateurs qui sont à sa charge.</text:p>
      <text:p text:style-name="P4"/>
      <text:p text:style-name="Standard"><text:span text:style-name="Intense_20_Emphasis">Web service:</text:span> Tableau de bord</text:p>
      <text:p text:style-name="Standard"><text:span text:style-name="Intense_20_Emphasis"><text:span text:style-name="T8">URL:</text:span></text:span><text:span text:style-name="T8"> </text:span><text:a xlink:type="simple" xlink:href="http://URL_SERVEUR/agents/tableauDeBord?idAgent"><text:span text:style-name="Internet_20_link"><text:span text:style-name="T8">http://URL_SERVEUR/agents/tableauDeBord?idAgent</text:span></text:span></text:a><text:span text:style-name="T8">=</text:span></text:p>
      <text:p text:style-name="Standard"><text:span text:style-name="Intense_20_Emphasis">idAgent:</text:span> identifiant de l’évaluateur ou du supérieur</text:p>
      <text:p text:style-name="Standard"><text:span text:style-name="Intense_20_Emphasis">Format JSON attendu:</text:span> </text:p>
      <text:p text:style-name="P1"><text:span text:style-name="T2">[</text:span></text:p>
      <text:p text:style-name="P1"><text:span text:style-name="T2"><text:tab/>{</text:span></text:p>
      <text:p text:style-name="P1"><text:span text:style-name="T2"><text:tab/><text:tab/>"nom" : "Argan",</text:span></text:p>
      <text:p text:style-name="P1"><text:span text:style-name="T2"><text:tab/><text:tab/>"prenom" : "argan"</text:span></text:p>
      <text:p text:style-name="P1"><text:span text:style-name="T2"><text:tab/><text:tab/>"nonAffecte" : 0,</text:span></text:p>
      <text:p text:style-name="P1"><text:span text:style-name="T2"><text:tab/><text:tab/>"nonDebute" : 1,</text:span></text:p>
      <text:p text:style-name="P1"><text:span text:style-name="T2"><text:tab/><text:tab/>"cree" : 3,</text:span></text:p>
      <text:p text:style-name="P1"><text:span text:style-name="T2"><text:tab/><text:tab/>"enCours" : 3,</text:span></text:p>
      <text:p text:style-name="P1"><text:span text:style-name="T2"><text:tab/><text:tab/>"finalise" : 3,</text:span></text:p>
      <text:p text:style-name="P1"><text:span text:style-name="T2"><text:tab/><text:tab/>"fige" : 3,</text:span></text:p>
      <text:p text:style-name="P1"><text:span text:style-name="T2"><text:tab/><text:tab/>"nonDefini" : 3,</text:span></text:p>
      <text:p text:style-name="P1"><text:span text:style-name="T2"><text:tab/><text:tab/>"mini" : 3,</text:span></text:p>
      <text:p text:style-name="P1"><text:span text:style-name="T2"><text:tab/><text:tab/>"moy" : 3,</text:span></text:p>
      <text:p text:style-name="P1"><text:span text:style-name="T2"><text:tab/><text:tab/>"maxi" : 3,</text:span></text:p>
      <text:p text:style-name="P1"><text:span text:style-name="T2"><text:tab/><text:tab/>"changClasse" : 3</text:span></text:p>
      <text:p text:style-name="P1"><text:span text:style-name="T2"><text:tab/>}</text:span></text:p>
      <text:p text:style-name="P7"><text:span text:style-name="T2">]</text:span></text:p>
      <text:p text:style-name="Standard"/>
      <text:list xml:id="list28332848" text:style-name="WWNum6">
        <text:list-item>
          <text:p text:style-name="P25">Onglet identification</text:p>
        </text:list-item>
      </text:list>
      <text:p text:style-name="P4">Ce service permet de récupérer tout le contenu concernant l’onglet d’identification de l’agent à évaluer.</text:p>
      <text:p text:style-name="Standard"><text:span text:style-name="Intense_20_Emphasis">Web service:</text:span> Identification de l’EAE</text:p>
      <text:p text:style-name="Standard"><text:span text:style-name="Intense_20_Emphasis">URL:</text:span> <text:a xlink:type="simple" xlink:href="http://URL_SERVEUR/agents/eaeIdentification?idEvalue"><text:span text:style-name="Internet_20_link">http://URL_SERVEUR/agents/eaeIdentification?idEvalue</text:span></text:a>=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10"><text:span text:style-name="T2">{</text:span></text:p>
      <text:p text:style-name="P10"><text:span text:style-name="T2"><text:tab/>"dateEntretien" : "/Date()/",</text:span></text:p>
      <text:p text:style-name="P10"><text:span text:style-name="T2"><text:tab/>"evaluateur" :<text:tab/>{</text:span></text:p>
      <text:p text:style-name="P10"><text:span text:style-name="T2"><text:tab/><text:tab/><text:tab/><text:tab/><text:tab/>"collectivite" : "",</text:span></text:p>
      <text:p text:style-name="P10"><text:span text:style-name="T2"><text:tab/><text:tab/><text:tab/><text:tab/><text:tab/>"nom" : "",</text:span></text:p>
      <text:p text:style-name="P10"><text:span text:style-name="T2"><text:tab/><text:tab/><text:tab/><text:tab/><text:tab/>"prenom" : "",</text:span></text:p>
      <text:p text:style-name="P10"><text:span text:style-name="T2"><text:tab/><text:tab/><text:tab/><text:tab/><text:tab/>"dateEntreeCollectivite" : "/Date()/",</text:span></text:p>
      <text:p text:style-name="P10"><text:span text:style-name="T2"><text:tab/><text:tab/><text:tab/><text:tab/><text:tab/>"fonction" : "",</text:span></text:p>
      <text:p text:style-name="P10"><text:span text:style-name="T2"><text:tab/><text:tab/><text:tab/><text:tab/><text:tab/>"dateEntreeService" : "/Date()/",</text:span></text:p>
      <text:p text:style-name="P10"><text:span text:style-name="T2"><text:tab/><text:tab/><text:tab/><text:tab/><text:tab/>"dateEntreeFonction" : "/Date()/"</text:span></text:p>
      <text:p text:style-name="P10"><text:span text:style-name="T2"><text:tab/><text:tab/><text:tab/><text:tab/>},</text:span></text:p>
      <text:p text:style-name="P10"><text:span text:style-name="T2"><text:tab/>"agent" :<text:tab/><text:tab/>{</text:span></text:p>
      <text:p text:style-name="P10"><text:span text:style-name="T2"><text:tab/><text:tab/><text:tab/><text:tab/><text:tab/>"nom" : "",</text:span></text:p>
      <text:p text:style-name="P10"><text:span text:style-name="T2"><text:tab/><text:tab/><text:tab/><text:tab/><text:tab/>"nomJeuneFille" : "",</text:span></text:p>
      <text:p text:style-name="P10"><text:span text:style-name="T2"><text:tab/><text:tab/><text:tab/><text:tab/><text:tab/>"prenom" : "",</text:span></text:p>
      <text:p text:style-name="P10"><text:span text:style-name="T2"><text:tab/><text:tab/><text:tab/><text:tab/><text:tab/>"dateNaissance" : "/Date()/",</text:span></text:p>
      <text:p text:style-name="P10"><text:span text:style-name="T2"><text:tab/><text:tab/><text:tab/><text:tab/><text:tab/>"diplomes" : ["","","",""],</text:span></text:p>
      <text:p text:style-name="P10"><text:span text:style-name="T2"><text:tab/><text:tab/><text:tab/><text:tab/><text:tab/>"parcours" : ["", "", "", ""],</text:span></text:p>
      <text:p text:style-name="P10"><text:span text:style-name="T2"><text:tab/><text:tab/><text:tab/><text:tab/><text:tab/>"formations" : ["", "", "", ""]</text:span></text:p>
      <text:p text:style-name="P10"><text:span text:style-name="T2"><text:tab/><text:tab/><text:tab/><text:tab/>},</text:span></text:p>
      <text:p text:style-name="P10"><text:span text:style-name="T2"><text:tab/>"situation" :<text:tab/>{</text:span></text:p>
      <text:p text:style-name="P10"><text:span text:style-name="T2"><text:tab/><text:tab/><text:tab/><text:tab/><text:tab/>"employeur" : "",</text:span></text:p>
      <text:p text:style-name="P10"><text:span text:style-name="T2"><text:tab/><text:tab/><text:tab/><text:tab/><text:tab/>"directionAffectation" : "",</text:span></text:p>
      <text:p text:style-name="P10"><text:span text:style-name="T2"><text:tab/><text:tab/><text:tab/><text:tab/><text:tab/>"dateEntreeFonctionnaire" : "/Date()/",</text:span></text:p>
      <text:p text:style-name="P10"><text:span text:style-name="T2"><text:tab/><text:tab/><text:tab/><text:tab/><text:tab/>"dateEntreeAdministration" : "/Date()/",</text:span></text:p>
      <text:p text:style-name="P10"><text:span text:style-name="T2"><text:tab/><text:tab/><text:tab/><text:tab/><text:tab/>"fonction" : "",</text:span></text:p>
      <text:p text:style-name="P10"><text:span text:style-name="T2"><text:tab/><text:tab/><text:tab/><text:tab/><text:tab/>"dateEntreeFonction" : "/Date()/",</text:span></text:p>
      <text:p text:style-name="P10"><text:span text:style-name="T2"><text:tab/><text:tab/><text:tab/><text:tab/><text:tab/>"emploi" : ""</text:span></text:p>
      <text:p text:style-name="P10"><text:span text:style-name="T2"><text:tab/><text:tab/><text:tab/><text:tab/>},</text:span></text:p>
      <text:p text:style-name="P10"><text:span text:style-name="T2"><text:tab/>"statut" :<text:tab/><text:tab/>{</text:span></text:p>
      <text:p text:style-name="P10"><text:span text:style-name="T2"><text:tab/><text:tab/><text:tab/><text:tab/><text:tab/>"statut" : {</text:span></text:p>
      <text:p text:style-name="P10"><text:span text:style-name="T2"><text:tab/><text:tab/><text:tab/><text:tab/><text:tab/><text:tab/><text:tab/><text:tab/>"courant" : 1,</text:span></text:p>
      <text:p text:style-name="P10"><text:span text:style-name="T2"><text:tab/><text:tab/><text:tab/><text:tab/><text:tab/><text:tab/><text:tab/><text:tab/>"liste" :<text:tab/>[</text:span></text:p>
      <text:p text:style-name="P10"><text:span text:style-name="T2"><text:tab/><text:tab/><text:tab/><text:tab/><text:tab/><text:tab/><text:tab/><text:tab/><text:tab/><text:tab/><text:tab/>{</text:span></text:p>
      <text:p text:style-name="P10"><text:span text:style-name="T2"><text:tab/><text:tab/><text:tab/><text:tab/><text:tab/><text:tab/><text:tab/><text:tab/><text:tab/><text:tab/><text:tab/><text:tab/>"valeur" : "",</text:span></text:p>
      <text:p text:style-name="P10"><text:span text:style-name="T2"><text:tab/><text:tab/><text:tab/><text:tab/><text:tab/><text:tab/><text:tab/><text:tab/><text:tab/><text:tab/><text:tab/><text:tab/>"id" : 1,</text:span></text:p>
      <text:p text:style-name="P10"><text:span text:style-name="T2"><text:tab/><text:tab/><text:tab/><text:tab/><text:tab/><text:tab/><text:tab/><text:tab/><text:tab/><text:tab/><text:tab/><text:tab/>"complement" : ""</text:span></text:p>
      <text:p text:style-name="P10"><text:span text:style-name="T2"><text:tab/><text:tab/><text:tab/><text:tab/><text:tab/><text:tab/><text:tab/><text:tab/><text:tab/><text:tab/><text:tab/>}</text:span></text:p>
      <text:p text:style-name="P10"><text:span text:style-name="T2"><text:tab/><text:tab/><text:tab/><text:tab/><text:tab/><text:tab/><text:tab/><text:tab/><text:tab/><text:tab/>]</text:span></text:p>
      <text:p text:style-name="P10"><text:span text:style-name="T2"><text:tab/><text:tab/><text:tab/><text:tab/><text:tab/><text:tab/><text:tab/>},</text:span></text:p>
      <text:p text:style-name="P10"><text:span text:style-name="T2"><text:tab/><text:tab/><text:tab/><text:tab/><text:tab/>"precision" : "",</text:span></text:p>
      <text:p text:style-name="P10"><text:span text:style-name="T2"><text:tab/><text:tab/><text:tab/><text:tab/><text:tab/>"cadre" : ",</text:span></text:p>
      <text:p text:style-name="P10"><text:span text:style-name="T2"><text:tab/><text:tab/><text:tab/><text:tab/><text:tab/>"corpsGradeClasse" : "",</text:span></text:p>
      <text:p text:style-name="P10"><text:span text:style-name="T2"><text:tab/><text:tab/><text:tab/><text:tab/><text:tab/>"echelon" : "",</text:span></text:p>
      <text:p text:style-name="P10"><text:span text:style-name="T2"><text:tab/><text:tab/><text:tab/><text:tab/><text:tab/>"categorie" : "",</text:span></text:p>
      <text:p text:style-name="P10"><text:span text:style-name="T2"><text:tab/><text:tab/><text:tab/><text:tab/><text:tab/>"classification" : "",</text:span></text:p>
      <text:p text:style-name="P10"><text:span text:style-name="T2"><text:tab/><text:tab/><text:tab/><text:tab/><text:tab/>"ancienneteEchelon" : "",</text:span></text:p>
      <text:p text:style-name="P10"><text:span text:style-name="T2"><text:tab/><text:tab/><text:tab/><text:tab/><text:tab/>"avenirCorpsGradeClasse" : "",</text:span></text:p>
      <text:p text:style-name="P10"><text:span text:style-name="T2"><text:tab/><text:tab/><text:tab/><text:tab/><text:tab/>"avenirEchelon"" : "",</text:span></text:p>
      <text:p text:style-name="P10"><text:soft-page-break/><text:span text:style-name="T2"><text:tab/><text:tab/><text:tab/><text:tab/><text:tab/>"dateEffet" : "/Date()/"</text:span></text:p>
      <text:p text:style-name="P10"><text:span text:style-name="T2"><text:tab/><text:tab/><text:tab/><text:tab/>},</text:span></text:p>
      <text:p text:style-name="P10"><text:span text:style-name="T2"><text:tab/>"position" :<text:tab/>{</text:span></text:p>
      <text:p text:style-name="P10"><text:span text:style-name="T2"><text:tab/><text:tab/><text:tab/><text:tab/><text:tab/>"position" :<text:tab/>{</text:span></text:p>
      <text:p text:style-name="P10"><text:span text:style-name="T2"><text:tab/><text:tab/><text:tab/><text:tab/><text:tab/><text:tab/><text:tab/><text:tab/><text:tab/>"courant" : 1,</text:span></text:p>
      <text:p text:style-name="P10"><text:span text:style-name="T2"><text:tab/><text:tab/><text:tab/><text:tab/><text:tab/><text:tab/><text:tab/><text:tab/><text:tab/>"liste" :<text:tab/>[</text:span></text:p>
      <text:p text:style-name="P10"><text:span text:style-name="T2"><text:tab/><text:tab/><text:tab/><text:tab/><text:tab/><text:tab/><text:tab/><text:tab/><text:tab/><text:tab/><text:tab/><text:tab/>{</text:span></text:p>
      <text:p text:style-name="P10"><text:span text:style-name="T2"><text:tab/><text:tab/><text:tab/><text:tab/><text:tab/><text:tab/><text:tab/><text:tab/><text:tab/><text:tab/><text:tab/><text:tab/><text:tab/>"valeur" : "",</text:span></text:p>
      <text:p text:style-name="P10"><text:span text:style-name="T2"><text:tab/><text:tab/><text:tab/><text:tab/><text:tab/><text:tab/><text:tab/><text:tab/><text:tab/><text:tab/><text:tab/><text:tab/><text:tab/>"id" : 1</text:span></text:p>
      <text:p text:style-name="P10"><text:span text:style-name="T2"><text:tab/><text:tab/><text:tab/><text:tab/><text:tab/><text:tab/><text:tab/><text:tab/><text:tab/><text:tab/><text:tab/><text:tab/>}</text:span></text:p>
      <text:p text:style-name="P10"><text:span text:style-name="T2"><text:tab/><text:tab/><text:tab/><text:tab/><text:tab/><text:tab/><text:tab/><text:tab/><text:tab/><text:tab/><text:tab/>]</text:span></text:p>
      <text:p text:style-name="P10"><text:span text:style-name="T2"><text:tab/><text:tab/><text:tab/><text:tab/><text:tab/><text:tab/><text:tab/><text:tab/>}</text:span></text:p>
      <text:p text:style-name="P10"><text:span text:style-name="T2"><text:tab/><text:tab/><text:tab/><text:tab/>}</text:span></text:p>
      <text:p text:style-name="P10"><text:span text:style-name="T2">}</text:span></text:p>
      <text:p text:style-name="P2"><text:span text:style-name="T12">Remarques:</text:span></text:p>
      <text:p text:style-name="P4">L’objet <text:span text:style-name="T4">statut</text:span> contient une liste d’associations « identifiant » &lt;-&gt; « valeur d’affichage » ainsi que la valeur courante de l’identifiant. Les valeurs d’affichage actuelles sont :</text:p>
      <text:list xml:id="list28332812" text:style-name="WWNum4">
        <text:list-item>
          <text:p text:style-name="P28"><text:s/>Fonctionnaire</text:p>
        </text:list-item>
        <text:list-item>
          <text:p text:style-name="P28">Contractuel</text:p>
        </text:list-item>
        <text:list-item>
          <text:p text:style-name="P28">Convention collective</text:p>
        </text:list-item>
        <text:list-item>
          <text:p text:style-name="P28">Allocataire</text:p>
        </text:list-item>
        <text:list-item>
          <text:p text:style-name="P28">Autre</text:p>
        </text:list-item>
      </text:list>
      <text:p text:style-name="P4">L’attribut <text:span text:style-name="T12">complément</text:span> est optionnel et n’est mis que lorsqu’une entrée utilisateur est associée à l’entrée courante.</text:p>
      <text:p text:style-name="P2">On pourra à l’avenir ajouter de nouvelles valeurs, au besoin.</text:p>
      <text:p text:style-name="P4">De la même manière, l’objet <text:span text:style-name="T4">position</text:span> contient une liste d’association « identifiant » &lt;-&gt; « valeur d’affichage » ainsi que l’identifiant de la position courante. Les valeurs d’affichage actuelles sont :</text:p>
      <text:list xml:id="list28428913" text:continue-numbering="true" text:style-name="WWNum4">
        <text:list-item>
          <text:p text:style-name="P28">Activité</text:p>
        </text:list-item>
        <text:list-item>
          <text:p text:style-name="P28">Mise à disposition</text:p>
        </text:list-item>
        <text:list-item>
          <text:p text:style-name="P28">Détachement</text:p>
        </text:list-item>
        <text:list-item>
          <text:p text:style-name="P28">Autre</text:p>
        </text:list-item>
      </text:list>
      <text:p text:style-name="P2"/>
      <text:p text:style-name="P4">Lors de l’enregistrement (mise à jour) on n’envoi que la date d’entretien, car tout le reste ne sert essentiellement qu’à l’affichage.</text:p>
      <text:p text:style-name="Standard"><text:span text:style-name="Intense_20_Emphasis">Web service:</text:span> Enregistrement de l’identification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SauverIdentification?idEvalue=&amp;idEvaluateur"><text:span text:style-name="Internet_20_link"><text:span text:style-name="T8">http://URL_SERVEUR/agents/eaeSauverIdentification?idEvalue=&amp;idEvaluateur</text:span></text:span></text:a><text:span text:style-name="T8">=</text:span></text:p>
      <text:p text:style-name="Standard"><text:span text:style-name="Intense_20_Emphasis">idEvalue:</text:span> identifiant de l’agent 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1"><text:soft-page-break/><text:span text:style-name="T2">{</text:span></text:p>
      <text:p text:style-name="P11"><text:span text:style-name="T2"><text:tab/>"dateEntretien" : "/Date()/"</text:span></text:p>
      <text:p text:style-name="P11"><text:span text:style-name="T2">}</text:span></text:p>
      <text:p text:style-name="Standard"/>
      <text:list xml:id="list28438668" text:continue-list="list28332848" text:style-name="WWNum6">
        <text:list-item>
          <text:p text:style-name="P25">Onglet fiche de poste</text:p>
        </text:list-item>
      </text:list>
      <text:p text:style-name="P4">Ce service permet de récupérer tout le contenu concernant l’onglet fiche de poste de l’agent à évaluer.</text:p>
      <text:p text:style-name="Standard"><text:span text:style-name="Intense_20_Emphasis">Web service:</text:span> Fiche de poste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FichePoste?idEvalue"><text:span text:style-name="Internet_20_link"><text:span text:style-name="T8">http://URL_SERVEUR/agents/eaeFichePoste?idEvalue</text:span></text:span></text:a><text:span text:style-name="T8">=</text:span>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10"><text:span text:style-name="T2">{</text:span></text:p>
      <text:p text:style-name="P10"><text:span text:style-name="T2"><text:tab/>"intitule" : "",</text:span></text:p>
      <text:p text:style-name="P10"><text:span text:style-name="T2"><text:tab/>"grade" : "",</text:span></text:p>
      <text:p text:style-name="P10"><text:span text:style-name="T2"><text:tab/>"emploi" : "",</text:span></text:p>
      <text:p text:style-name="P10"><text:span text:style-name="T2"><text:tab/>"collectivite" : "",</text:span></text:p>
      <text:p text:style-name="P10"><text:span text:style-name="T2"><text:tab/>"directionService" : "",</text:span></text:p>
      <text:p text:style-name="P10"><text:span text:style-name="T2"><text:tab/>"localisation" : "",</text:span></text:p>
      <text:p text:style-name="P10"><text:span text:style-name="T2"><text:tab/>"mission" : "",</text:span></text:p>
      <text:p text:style-name="P10"><text:span text:style-name="T2"><text:tab/>"superieur" :<text:tab/>{</text:span></text:p>
      <text:p text:style-name="P10"><text:span text:style-name="T2"><text:tab/><text:tab/><text:tab/><text:tab/><text:tab/>"nom" : "",</text:span></text:p>
      <text:p text:style-name="P10"><text:span text:style-name="T2"><text:tab/><text:tab/><text:tab/><text:tab/><text:tab/>"prenom" : "",</text:span></text:p>
      <text:p text:style-name="P10"><text:span text:style-name="T2"><text:tab/><text:tab/><text:tab/><text:tab/><text:tab/>"position" : "",</text:span></text:p>
      <text:p text:style-name="P10"><text:span text:style-name="T2"><text:tab/><text:tab/><text:tab/><text:tab/><text:tab/>"titre" : ""</text:span></text:p>
      <text:p text:style-name="P10"><text:span text:style-name="T2"><text:tab/><text:tab/><text:tab/><text:tab/>},</text:span></text:p>
      <text:p text:style-name="P10"><text:span text:style-name="T2"><text:tab/>"activitesPrincipale" : ["","","",""],</text:span></text:p>
      <text:p text:style-name="P10"><text:span text:style-name="T2"><text:tab/>"activitesSecondaire" : ["","","","",""],</text:span></text:p>
      <text:p text:style-name="P10"><text:span text:style-name="T2"><text:tab/>"competencesRequises" : ["","",""]</text:span></text:p>
      <text:p text:style-name="P10"><text:span text:style-name="T2">}</text:span></text:p>
      <text:p text:style-name="P10"/>
      <text:p text:style-name="Standard"/>
      <text:p text:style-name="Standard">Cet onglet n’est pas modifiable. Il n’y a donc pas de Web Service de mise à jour.</text:p>
      <text:p text:style-name="Standard"/>
      <text:list xml:id="list28424942" text:continue-numbering="true" text:style-name="WWNum6">
        <text:list-item>
          <text:p text:style-name="P25">Onglet Résultats</text:p>
        </text:list-item>
      </text:list>
      <text:p text:style-name="P4">Ce service permet de récupérer tout le contenu concernant l’onglet résultats de l’agent à évaluer.</text:p>
      <text:p text:style-name="Standard"><text:span text:style-name="Intense_20_Emphasis">Web service:</text:span> Résultats de l’EAE</text:p>
      <text:p text:style-name="Standard"><text:span text:style-name="Intense_20_Emphasis">URL:</text:span> <text:a xlink:type="simple" xlink:href="http://URL_SERVEUR/agents/eaeResultats?idEvalue"><text:span text:style-name="Internet_20_link">http://URL_SERVEUR/agents/eaeResultats?idEvalue</text:span></text:a>=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12"><text:span text:style-name="T2">{</text:span></text:p>
      <text:p text:style-name="P12"><text:span text:style-name="T2"><text:tab/>"tenuePoste" : "",</text:span></text:p>
      <text:p text:style-name="P12"><text:span text:style-name="T2"><text:tab/>"objectifsProfessionnel" :<text:tab/>[</text:span></text:p>
      <text:p text:style-name="P12"><text:span text:style-name="T2"><text:tab/><text:tab/><text:tab/><text:tab/><text:tab/><text:tab/><text:tab/>{</text:span></text:p>
      <text:p text:style-name="P12"><text:span text:style-name="T2"><text:tab/><text:tab/><text:tab/><text:tab/><text:tab/><text:tab/><text:tab/><text:tab/>"objectif" : "",</text:span></text:p>
      <text:p text:style-name="P12"><text:span text:style-name="T2"><text:tab/><text:tab/><text:tab/><text:tab/><text:tab/><text:tab/><text:tab/><text:tab/>"resultat" : "",</text:span></text:p>
      <text:p text:style-name="P12"><text:span text:style-name="T2"><text:tab/><text:tab/><text:tab/><text:tab/><text:tab/><text:tab/><text:tab/><text:tab/>"commentaires" : ""</text:span></text:p>
      <text:p text:style-name="P12"><text:span text:style-name="T2"><text:tab/><text:tab/><text:tab/><text:tab/><text:tab/><text:tab/><text:tab/>}</text:span></text:p>
      <text:p text:style-name="P12"><text:span text:style-name="T2"><text:tab/><text:tab/><text:tab/><text:tab/><text:tab/><text:tab/>],</text:span></text:p>
      <text:p text:style-name="P12"><text:span text:style-name="T2"><text:tab/>"objectifsPersonnel" :<text:tab/>[</text:span></text:p>
      <text:p text:style-name="P12"><text:span text:style-name="T2"><text:tab/><text:tab/><text:tab/><text:tab/><text:tab/><text:tab/>{</text:span></text:p>
      <text:p text:style-name="P12"><text:span text:style-name="T2"><text:tab/><text:tab/><text:tab/><text:tab/><text:tab/><text:tab/><text:tab/>"objectif" : "",</text:span></text:p>
      <text:p text:style-name="P12"><text:span text:style-name="T2"><text:tab/><text:tab/><text:tab/><text:tab/><text:tab/><text:tab/><text:tab/>"resultat" : "",</text:span></text:p>
      <text:p text:style-name="P12"><text:span text:style-name="T2"><text:tab/><text:tab/><text:tab/><text:tab/><text:tab/><text:tab/><text:tab/>"commentaires" : ""</text:span></text:p>
      <text:p text:style-name="P12"><text:span text:style-name="T2"><text:tab/><text:tab/><text:tab/><text:tab/><text:tab/><text:tab/>}</text:span></text:p>
      <text:p text:style-name="P12"><text:span text:style-name="T2"><text:tab/><text:tab/><text:tab/><text:tab/><text:tab/>]</text:span></text:p>
      <text:p text:style-name="P12"><text:span text:style-name="T2">}</text:span></text:p>
      <text:p text:style-name="Standard"/>
      <text:p text:style-name="Standard"><text:span text:style-name="Intense_20_Emphasis">Web service:</text:span> Enregistrement des résultats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SauverResultats?idEvalue=&amp;idEvaluateur"><text:span text:style-name="Internet_20_link"><text:span text:style-name="T8">http://URL_SERVEUR/agents/eaeSauverResultats?idEvalue=&amp;idEvaluateur</text:span></text:span></text:a></text:p>
      <text:p text:style-name="Standard"><text:span text:style-name="Intense_20_Emphasis">idEvalue:</text:span> identifiant de l’agent 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2"><text:span text:style-name="T2">{</text:span></text:p>
      <text:p text:style-name="P12"><text:span text:style-name="T2"><text:tab/>"tenuePoste" : "",</text:span></text:p>
      <text:p text:style-name="P12"><text:span text:style-name="T2"><text:tab/>"objectifsProfessionnel" :<text:tab/>[</text:span></text:p>
      <text:p text:style-name="P12"><text:span text:style-name="T2"><text:tab/><text:tab/><text:tab/><text:tab/><text:tab/><text:tab/><text:tab/>{</text:span></text:p>
      <text:p text:style-name="P12"><text:span text:style-name="T2"><text:tab/><text:tab/><text:tab/><text:tab/><text:tab/><text:tab/><text:tab/><text:tab/>"objectif" : "",</text:span></text:p>
      <text:p text:style-name="P12"><text:span text:style-name="T2"><text:tab/><text:tab/><text:tab/><text:tab/><text:tab/><text:tab/><text:tab/><text:tab/>"resultat" : "",</text:span></text:p>
      <text:p text:style-name="P12"><text:span text:style-name="T2"><text:tab/><text:tab/><text:tab/><text:tab/><text:tab/><text:tab/><text:tab/><text:tab/>"commentaires" : ""</text:span></text:p>
      <text:p text:style-name="P12"><text:span text:style-name="T2"><text:tab/><text:tab/><text:tab/><text:tab/><text:tab/><text:tab/><text:tab/>}</text:span></text:p>
      <text:p text:style-name="P12"><text:span text:style-name="T2"><text:tab/><text:tab/><text:tab/><text:tab/><text:tab/><text:tab/>],</text:span></text:p>
      <text:p text:style-name="P12"><text:span text:style-name="T2"><text:tab/>"objectifsPersonnel" :<text:tab/>[</text:span></text:p>
      <text:p text:style-name="P12"><text:span text:style-name="T2"><text:tab/><text:tab/><text:tab/><text:tab/><text:tab/><text:tab/>{</text:span></text:p>
      <text:p text:style-name="P12"><text:span text:style-name="T2"><text:tab/><text:tab/><text:tab/><text:tab/><text:tab/><text:tab/><text:tab/>"objectif" : "",</text:span></text:p>
      <text:p text:style-name="P12"><text:span text:style-name="T2"><text:tab/><text:tab/><text:tab/><text:tab/><text:tab/><text:tab/><text:tab/>"resultat" : "",</text:span></text:p>
      <text:p text:style-name="P12"><text:span text:style-name="T2"><text:tab/><text:tab/><text:tab/><text:tab/><text:tab/><text:tab/><text:tab/>"commentaires" : ""</text:span></text:p>
      <text:p text:style-name="P12"><text:span text:style-name="T2"><text:tab/><text:tab/><text:tab/><text:tab/><text:tab/><text:tab/>}</text:span></text:p>
      <text:p text:style-name="P12"><text:span text:style-name="T2"><text:tab/><text:tab/><text:tab/><text:tab/><text:tab/>]</text:span></text:p>
      <text:p text:style-name="P12"><text:span text:style-name="T2">}</text:span></text:p>
      <text:p text:style-name="Standard"/>
      <text:list xml:id="list28428532" text:continue-numbering="true" text:style-name="WWNum6">
        <text:list-item>
          <text:p text:style-name="P25">Onglet appréciation</text:p>
        </text:list-item>
      </text:list>
      <text:p text:style-name="P4">Ce service permet de récupérer tout le contenu concernant l’onglet d’appréciation de l’agent à évaluer.</text:p>
      <text:p text:style-name="Standard"><text:span text:style-name="Intense_20_Emphasis">Web service:</text:span> Appréciation de l’EAE de l’agent</text:p>
      <text:p text:style-name="Standard"><text:span text:style-name="Intense_20_Emphasis"><text:span text:style-name="T8">URL:</text:span></text:span><text:span text:style-name="T8"> </text:span><text:a xlink:type="simple" xlink:href="http://URL_SERVEUR/agents/eaeAppreciation?idEvalue"><text:span text:style-name="Internet_20_link"><text:span text:style-name="T8">http://URL_SERVEUR/agents/eaeAppreciation?idEvalue</text:span></text:span></text:a><text:span text:style-name="T8">=</text:span></text:p>
      <text:p text:style-name="Standard"><text:span text:style-name="Intense_20_Emphasis">idEvalue:</text:span> identifiant de l’agent évalué</text:p>
      <text:p text:style-name="Standard"><text:span text:style-name="Intense_20_Emphasis">Format JSON attendu:</text:span> </text:p>
      <text:p text:style-name="P13"><text:span text:style-name="T2">{</text:span></text:p>
      <text:p text:style-name="P13"><text:span text:style-name="T2"><text:tab/>"technique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,</text:span></text:p>
      <text:p text:style-name="P13"><text:span text:style-name="T2"><text:tab/>"savoirEtre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,</text:span></text:p>
      <text:p text:style-name="P13"><text:span text:style-name="T2"><text:tab/>"managerial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,</text:span></text:p>
      <text:p text:style-name="P13"><text:span text:style-name="T2">"resultats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</text:span></text:p>
      <text:p text:style-name="P13"><text:span text:style-name="T2">}</text:span></text:p>
      <text:p text:style-name="Standard"/>
      <text:p text:style-name="Standard"><text:span text:style-name="T12">Remarque :</text:span></text:p>
      <text:p text:style-name="Standard">Ce Les valeurs pour <text:span text:style-name="T4">technique</text:span>, <text:span text:style-name="T4">savoirEtre</text:span>, <text:span text:style-name="T4">managerial</text:span> et <text:span text:style-name="T4">resultat</text:span> peuvent éventuellement être à <text:span text:style-name="T6">null</text:span> dans le cas de la première requête.</text:p>
      <text:p text:style-name="Standard"/>
      <text:p text:style-name="P5"/>
      <text:p text:style-name="Standard"><text:span text:style-name="Intense_20_Emphasis">Web service:</text:span> Enregistrement des appréciations de l’EAE de l’agent</text:p>
      <text:p text:style-name="Standard"><text:span text:style-name="Intense_20_Emphasis"><text:span text:style-name="T8">URL:</text:span></text:span><text:span text:style-name="T8"> </text:span><text:a xlink:type="simple" xlink:href="http://URL_SERVEUR/agents/eaeSauverAppreciation?idEvalue=&amp;idEvaluateur"><text:span text:style-name="Internet_20_link"><text:span text:style-name="T8">http://URL_SERVEUR/agents/eaeSauverAppreciation?idEvalue=&amp;idEvaluateur</text:span></text:span></text:a><text:span text:style-name="T8">=</text:span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3"><text:span text:style-name="T2">{</text:span></text:p>
      <text:p text:style-name="P13"><text:span text:style-name="T2"><text:tab/>"technique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,</text:span></text:p>
      <text:p text:style-name="P13"><text:span text:style-name="T2"><text:tab/>"savoirEtre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,</text:span></text:p>
      <text:p text:style-name="P13"><text:span text:style-name="T2"><text:tab/>"managerial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,</text:span></text:p>
      <text:p text:style-name="P13"><text:span text:style-name="T2">"resultats" :<text:tab/>{</text:span></text:p>
      <text:p text:style-name="P13"><text:span text:style-name="T2"><text:tab/><text:tab/><text:tab/><text:tab/><text:tab/>"ordreEvalue" : ["A","C","B","D"],</text:span></text:p>
      <text:p text:style-name="P13"><text:span text:style-name="T2"><text:tab/><text:tab/><text:tab/><text:tab/><text:tab/>"ordreEvaluateur" : ["D","C","B","A"]</text:span></text:p>
      <text:p text:style-name="P13"><text:span text:style-name="T2"><text:tab/><text:tab/><text:tab/><text:tab/>}</text:span></text:p>
      <text:p text:style-name="P13"><text:span text:style-name="T2">}</text:span></text:p>
      <text:p text:style-name="Standard"/>
      <text:list xml:id="list28421622" text:continue-numbering="true" text:style-name="WWNum6">
        <text:list-item>
          <text:p text:style-name="P25">Onglet évaluation</text:p>
        </text:list-item>
      </text:list>
      <text:p text:style-name="P4">Ce service permet de récupérer tout le contenu concernant l’onglet d’évaluation de l’agent à évaluer.</text:p>
      <text:p text:style-name="Standard"><text:span text:style-name="Intense_20_Emphasis">Web service:</text:span> Evaluation de l’EAE</text:p>
      <text:p text:style-name="Standard"><text:span text:style-name="Intense_20_Emphasis">URL:</text:span> <text:a xlink:type="simple" xlink:href="http://URL_SERVEUR/agents/eaeEvaluation?idEvalue"><text:span text:style-name="Internet_20_link">http://URL_SERVEUR/agents/eaeEvaluation?idEvalue</text:span></text:a>=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13"><text:span text:style-name="T2">{</text:span></text:p>
      <text:p text:style-name="P13"><text:span text:style-name="T2"><text:tab/>"duree" :<text:tab/>{</text:span></text:p>
      <text:p text:style-name="P13"><text:span text:style-name="T2"><text:tab/><text:tab/><text:tab/><text:tab/>"heure" : "01",</text:span></text:p>
      <text:p text:style-name="P13"><text:bookmark text:name="_GoBack"/><text:span text:style-name="T2"><text:tab/><text:tab/><text:tab/><text:tab/>"minute" : "35"</text:span></text:p>
      <text:p text:style-name="P13"><text:span text:style-name="T2"><text:tab/><text:tab/><text:tab/>},</text:span></text:p>
      <text:p text:style-name="P13"><text:span text:style-name="T2"><text:tab/>"general" : "",</text:span></text:p>
      <text:p text:style-name="P13"><text:span text:style-name="T2"><text:tab/>"niveau" :<text:tab/>{</text:span></text:p>
      <text:p text:style-name="P13"><text:span text:style-name="T2"><text:tab/><text:tab/><text:tab/><text:tab/>"courant" : 1,</text:span></text:p>
      <text:p text:style-name="P13"><text:span text:style-name="T2"><text:tab/><text:tab/><text:tab/><text:tab/>"liste" :<text:tab/>[</text:span></text:p>
      <text:p text:style-name="P13"><text:span text:style-name="T2"><text:tab/><text:tab/><text:tab/><text:tab/><text:tab/><text:tab/><text:tab/>{</text:span></text:p>
      <text:p text:style-name="P13"><text:span text:style-name="T2"><text:tab/><text:tab/><text:tab/><text:tab/><text:tab/><text:tab/><text:tab/><text:tab/>"valeur" : "",</text:span></text:p>
      <text:p text:style-name="P13"><text:span text:style-name="T2"><text:tab/><text:tab/><text:tab/><text:tab/><text:tab/><text:tab/><text:tab/><text:tab/>"id" : 1</text:span></text:p>
      <text:p text:style-name="P13"><text:span text:style-name="T2"><text:tab/><text:tab/><text:tab/><text:tab/><text:tab/><text:tab/><text:tab/>}</text:span></text:p>
      <text:p text:style-name="P13"><text:span text:style-name="T2"><text:tab/><text:tab/><text:tab/><text:tab/><text:tab/><text:tab/>]</text:span></text:p>
      <text:p text:style-name="P13"><text:span text:style-name="T2"><text:tab/><text:tab/><text:tab/>},</text:span></text:p>
      <text:p text:style-name="P13"><text:span text:style-name="T2"><text:tab/>"evaluationN" : "",</text:span></text:p>
      <text:p text:style-name="P13"><text:span text:style-name="T2"><text:tab/>"evaluationN1" : "",</text:span></text:p>
      <text:p text:style-name="P13"><text:span text:style-name="T2"><text:tab/>"evaluationN2" : "",</text:span></text:p>
      <text:p text:style-name="P13"><text:span text:style-name="T2"><text:tab/>"evaluationN3" : "",</text:span></text:p>
      <text:p text:style-name="P13"><text:span text:style-name="T2"><text:tab/>"revalorisation" : false,</text:span></text:p>
      <text:p text:style-name="P13"><text:span text:style-name="T2"><text:tab/>"commentaireAppreciation" : "",</text:span></text:p>
      <text:p text:style-name="P13"><text:span text:style-name="T2"><text:tab/>"changClasse" : false,</text:span></text:p>
      <text:p text:style-name="P13"><text:span text:style-name="T2"><text:tab/>"dureeAvancement" :<text:tab/>{</text:span></text:p>
      <text:p text:style-name="P13"><text:span text:style-name="T2"><text:tab/><text:tab/><text:tab/><text:tab/><text:tab/><text:tab/>"courant" : 1,</text:span></text:p>
      <text:p text:style-name="P13"><text:span text:style-name="T2"><text:tab/><text:tab/><text:tab/><text:tab/><text:tab/><text:tab/>"liste" :<text:tab/>[</text:span></text:p>
      <text:p text:style-name="P13"><text:span text:style-name="T2"><text:tab/><text:tab/><text:tab/><text:tab/><text:tab/><text:tab/><text:tab/><text:tab/><text:tab/>{</text:span></text:p>
      <text:p text:style-name="P13"><text:span text:style-name="T2"><text:tab/><text:tab/><text:tab/><text:tab/><text:tab/><text:tab/><text:tab/><text:tab/><text:tab/><text:tab/>"valeur" : "",</text:span></text:p>
      <text:p text:style-name="P13"><text:span text:style-name="T2"><text:tab/><text:tab/><text:tab/><text:tab/><text:tab/><text:tab/><text:tab/><text:tab/><text:tab/><text:tab/>"id" : 1</text:span></text:p>
      <text:p text:style-name="P13"><text:span text:style-name="T2"><text:tab/><text:tab/><text:tab/><text:tab/><text:tab/><text:tab/><text:tab/><text:tab/><text:tab/>}</text:span></text:p>
      <text:p text:style-name="P13"><text:span text:style-name="T2"><text:tab/><text:tab/><text:tab/><text:tab/><text:tab/><text:tab/><text:tab/><text:tab/>]</text:span></text:p>
      <text:p text:style-name="P13"><text:span text:style-name="T2"><text:tab/><text:tab/><text:tab/><text:tab/><text:tab/>},</text:span></text:p>
      <text:p text:style-name="P13"><text:span text:style-name="T2"><text:tab/>"rapport" : "",</text:span></text:p>
      <text:p text:style-name="P13"><text:span text:style-name="T2"><text:tab/>"commentaireProposition" : ""</text:span></text:p>
      <text:p text:style-name="P13"><text:span text:style-name="T2">}</text:span></text:p>
      <text:p text:style-name="P13"/>
      <text:p text:style-name="Standard"/>
      <text:p text:style-name="P6"><text:span text:style-name="T12">Remarques</text:span></text:p>
      <text:p text:style-name="P2">Le paramètre <text:span text:style-name="T4">duree</text:span> peut être mis à la valeur <text:span text:style-name="T6">null</text:span></text:p>
      <text:p text:style-name="P2">L’objet <text:span text:style-name="T4">niveau</text:span> contient une liste d’associations « identifiant » &lt;-&gt; « valeur d’affichage » ainsi que la valeur courante de l’identifiant. Les valeurs d’affichage actuelles sont :</text:p>
      <text:list xml:id="list28341582" text:style-name="WWNum3">
        <text:list-item>
          <text:p text:style-name="P29">Insuffisant (valeur par défaut)</text:p>
        </text:list-item>
        <text:list-item>
          <text:p text:style-name="P29">Nécessite des progrès</text:p>
        </text:list-item>
        <text:list-item>
          <text:p text:style-name="P29">Satisfaisant</text:p>
        </text:list-item>
        <text:list-item>
          <text:p text:style-name="P29">Excellent</text:p>
        </text:list-item>
      </text:list>
      <text:p text:style-name="P2"/>
      <text:p text:style-name="P2"><text:span text:style-name="Intense_20_Emphasis"><text:span text:style-name="T14">L’objet </text:span></text:span><text:span text:style-name="Intense_20_Emphasis"><text:span text:style-name="T13">dureeAvancement</text:span></text:span><text:span text:style-name="Intense_20_Emphasis"><text:span text:style-name="T14"> contient une liste d’association « identifiant » &lt;-&gt; « valeur d’affichage » ainsi que la valeur courante de l’identifiant. Les valeurs d’affichage actuelles sont :</text:span></text:span></text:p>
      <text:list xml:id="list28334314" text:style-name="WWNum9">
        <text:list-item>
          <text:p text:style-name="P30"><text:span text:style-name="Intense_20_Emphasis"><text:span text:style-name="T14">minimum</text:span></text:span></text:p>
        </text:list-item>
      </text:list>
      <text:list xml:id="list28321465" text:style-name="WWNum5">
        <text:list-item>
          <text:p text:style-name="P31"><text:span text:style-name="Intense_20_Emphasis"><text:span text:style-name="T14">moyen</text:span></text:span></text:p>
        </text:list-item>
        <text:list-item>
          <text:p text:style-name="P31"><text:span text:style-name="Intense_20_Emphasis"><text:span text:style-name="T14">maximum</text:span></text:span></text:p>
        </text:list-item>
      </text:list>
      <text:p text:style-name="Standard"/>
      <text:p text:style-name="Standard"><text:span text:style-name="Intense_20_Emphasis">Web service:</text:span> Enregistrement de l’évaluation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SauverEvaluation?idEvalue=&amp;idEvaluateur"><text:span text:style-name="Internet_20_link"><text:span text:style-name="T8">http://URL_SERVEUR/agents/eaeSauverEvaluation?idEvalue=&amp;idEvaluateur</text:span></text:span></text:a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3"><text:span text:style-name="T2">{</text:span></text:p>
      <text:p text:style-name="P13"><text:span text:style-name="T2"><text:tab/>"duree" :<text:tab/>{</text:span></text:p>
      <text:p text:style-name="P13"><text:span text:style-name="T2"><text:tab/><text:tab/><text:tab/><text:tab/>"heure" : 1,</text:span></text:p>
      <text:p text:style-name="P13"><text:span text:style-name="T2"><text:tab/><text:tab/><text:tab/><text:tab/>"minute" : 35</text:span></text:p>
      <text:p text:style-name="P13"><text:span text:style-name="T2"><text:tab/><text:tab/><text:tab/>},</text:span></text:p>
      <text:p text:style-name="P13"><text:span text:style-name="T2"><text:tab/>"general" : "",</text:span></text:p>
      <text:p text:style-name="P13"><text:span text:style-name="T2"><text:tab/>"niveau" : 0,</text:span></text:p>
      <text:p text:style-name="P13"><text:span text:style-name="T2"><text:tab/>"revalorisation" : false,</text:span></text:p>
      <text:p text:style-name="P13"><text:span text:style-name="T2"><text:tab/>"commentaireAppreciation" : "",</text:span></text:p>
      <text:p text:style-name="P13"><text:span text:style-name="T2"><text:tab/>"changClasse" : false,</text:span></text:p>
      <text:p text:style-name="P13"><text:span text:style-name="T2"><text:tab/>"dureeAvancement" : 0,</text:span></text:p>
      <text:p text:style-name="P13"><text:span text:style-name="T2"><text:tab/>"rapport" : "",</text:span></text:p>
      <text:p text:style-name="P13"><text:span text:style-name="T2"><text:tab/>"commentaireProposition" : ""</text:span></text:p>
      <text:p text:style-name="P13"><text:span text:style-name="T2">}</text:span></text:p>
      <text:p text:style-name="P13"/>
      <text:p text:style-name="Standard"/>
      <text:list xml:id="list28446366" text:continue-list="list28421622" text:style-name="WWNum6">
        <text:list-item>
          <text:p text:style-name="P25">Autoévaluation</text:p>
        </text:list-item>
      </text:list>
      <text:p text:style-name="P4">Ce service permet de récupérer tout le contenu concernant l’onglet d’auto évaluation de l’agent à évaluer.</text:p>
      <text:p text:style-name="Standard"><text:span text:style-name="Intense_20_Emphasis">Web service:</text:span> Auto Evaluation de l’EAE</text:p>
      <text:p text:style-name="Standard"><text:span text:style-name="Intense_20_Emphasis">URL:</text:span> <text:a xlink:type="simple" xlink:href="http://URL_SERVEUR/agents/eaeAutoevaluation?idEvalue"><text:span text:style-name="Internet_20_link">http://URL_SERVEUR/agents/eaeAutoevaluation?idEvalue</text:span></text:a>=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14"><text:span text:style-name="T2">{</text:span></text:p>
      <text:p text:style-name="P14"><text:span text:style-name="T2"><text:tab/><text:tab/>"particularites" : ["","","","","",""],</text:span></text:p>
      <text:p text:style-name="P14"><text:span text:style-name="T2"><text:tab/><text:tab/>"objectifCompetences" : ["","","","","",""],</text:span></text:p>
      <text:p text:style-name="P14"><text:span text:style-name="T2"><text:tab/><text:tab/>"succesDifficultes" : ["","","","",""]</text:span></text:p>
      <text:p text:style-name="P14"><text:span text:style-name="T2">}</text:span></text:p>
      <text:p text:style-name="Standard"/>
      <text:p text:style-name="Standard"><text:span text:style-name="Intense_20_Emphasis">Web service:</text:span> Enregistrement de l’ auto evaluation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SauverAutoevaluation?idEvalue=&amp;idEvaluateur"><text:span text:style-name="Internet_20_link"><text:span text:style-name="T8">http://URL_SERVEUR/agents/eaeSauverAutoevaluation?idEvalue=&amp;idEvaluateur</text:span></text:span></text:a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4"><text:span text:style-name="T2">{</text:span></text:p>
      <text:p text:style-name="P14"><text:span text:style-name="T2"><text:tab/><text:tab/>"particularites" : ["","","","","",""],</text:span></text:p>
      <text:p text:style-name="P14"><text:span text:style-name="T2"><text:tab/><text:tab/>"objectifCompetences" : ["","","","","",""],</text:span></text:p>
      <text:p text:style-name="P14"><text:span text:style-name="T2"><text:tab/><text:tab/>"succesDifficultes" : ["","","","",""]</text:span></text:p>
      <text:p text:style-name="P14"><text:span text:style-name="T2">}</text:span></text:p>
      <text:p text:style-name="Standard"/>
      <text:list xml:id="list28428252" text:continue-numbering="true" text:style-name="WWNum6">
        <text:list-item>
          <text:p text:style-name="P25">Plan d’action</text:p>
        </text:list-item>
      </text:list>
      <text:p text:style-name="P4">Ce service permet de récupérer tout le contenu concernant le plan d’action de l’agent à évaluer.</text:p>
      <text:p text:style-name="Standard"><text:span text:style-name="Intense_20_Emphasis">Web service:</text:span> Plan d’action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Planaction?idEvalue"><text:span text:style-name="Internet_20_link"><text:span text:style-name="T8">http://URL_SERVEUR/agents/eaePlanaction?idEvalue</text:span></text:span></text:a><text:span text:style-name="T8">=</text:span>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15"><text:span text:style-name="T2">{</text:span></text:p>
      <text:p text:style-name="P15"><text:span text:style-name="T2"><text:tab/><text:tab/>"objectifs" :<text:tab/>[</text:span></text:p>
      <text:p text:style-name="P15"><text:span text:style-name="T2"><text:tab/><text:tab/><text:tab/><text:tab/><text:tab/><text:tab/>{</text:span></text:p>
      <text:p text:style-name="P15"><text:span text:style-name="T2"><text:tab/><text:tab/><text:tab/><text:tab/><text:tab/><text:tab/><text:tab/>"objectif" : "",</text:span></text:p>
      <text:p text:style-name="P15"><text:span text:style-name="T2"><text:tab/><text:tab/><text:tab/><text:tab/><text:tab/><text:tab/><text:tab/>"indicateur" : ""</text:span></text:p>
      <text:p text:style-name="P15"><text:span text:style-name="T2"><text:tab/><text:tab/><text:tab/><text:tab/><text:tab/><text:tab/>}</text:span></text:p>
      <text:p text:style-name="P15"><text:span text:style-name="T2"><text:tab/><text:tab/><text:tab/><text:tab/><text:tab/>],</text:span></text:p>
      <text:p text:style-name="P15"><text:span text:style-name="T2"><text:tab/><text:tab/>"progres" : ["","","","","",""],</text:span></text:p>
      <text:p text:style-name="P15"><text:span text:style-name="T2"><text:tab/><text:tab/>"moyensAccompagnement" : ["","","","","",""],</text:span></text:p>
      <text:p text:style-name="P15"><text:span text:style-name="T2"><text:tab/><text:tab/>"besoinFinanciers" : ["","","","",""],</text:span></text:p>
      <text:p text:style-name="P15"><text:span text:style-name="T2"><text:tab/><text:tab/>"autreBesoins" : ["","","","",""]</text:span></text:p>
      <text:p text:style-name="P15"><text:span text:style-name="T2">}</text:span></text:p>
      <text:p text:style-name="Standard"/>
      <text:p text:style-name="Standard"><text:span text:style-name="Intense_20_Emphasis">Web service:</text:span> Enregistrement du plan d’action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SauverPlanaction?idEvalue=&amp;idEvaluateur"><text:span text:style-name="Internet_20_link"><text:span text:style-name="T8">http://URL_SERVEUR/agents/eaeSauverPlanaction?idEvalue=&amp;idEvaluateur</text:span></text:span></text:a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du supérieur</text:p>
      <text:p text:style-name="Standard"><text:span text:style-name="Intense_20_Emphasis">Format JSON envoyé:</text:span> </text:p>
      <text:p text:style-name="P15"><text:span text:style-name="T2">{</text:span></text:p>
      <text:p text:style-name="P15"><text:span text:style-name="T2"><text:tab/><text:tab/>"objectifs" :<text:tab/>[</text:span></text:p>
      <text:p text:style-name="P15"><text:span text:style-name="T2"><text:tab/><text:tab/><text:tab/><text:tab/><text:tab/><text:tab/>{</text:span></text:p>
      <text:p text:style-name="P15"><text:span text:style-name="T2"><text:tab/><text:tab/><text:tab/><text:tab/><text:tab/><text:tab/><text:tab/>"objectif" : "",</text:span></text:p>
      <text:p text:style-name="P15"><text:span text:style-name="T2"><text:tab/><text:tab/><text:tab/><text:tab/><text:tab/><text:tab/><text:tab/>"indicateur" : ""</text:span></text:p>
      <text:p text:style-name="P15"><text:span text:style-name="T2"><text:tab/><text:tab/><text:tab/><text:tab/><text:tab/><text:tab/>}</text:span></text:p>
      <text:p text:style-name="P15"><text:span text:style-name="T2"><text:tab/><text:tab/><text:tab/><text:tab/><text:tab/>],</text:span></text:p>
      <text:p text:style-name="P15"><text:span text:style-name="T2"><text:tab/><text:tab/>"progres" : ["","","","","",""],</text:span></text:p>
      <text:p text:style-name="P15"><text:span text:style-name="T2"><text:tab/><text:tab/>"moyensAccompagnement" : ["","","","","",""],</text:span></text:p>
      <text:p text:style-name="P15"><text:span text:style-name="T2"><text:tab/><text:tab/>"besoinFinanciers" : ["","","","",""],</text:span></text:p>
      <text:p text:style-name="P15"><text:span text:style-name="T2"><text:tab/><text:tab/>"autreBesoins" : ["","","","",""]</text:span></text:p>
      <text:p text:style-name="P15"><text:span text:style-name="T2">}</text:span></text:p>
      <text:p text:style-name="Title"/>
      <text:list xml:id="list28421360" text:continue-numbering="true" text:style-name="WWNum6">
        <text:list-item>
          <text:p text:style-name="P25"><text:s/>Evolution</text:p>
        </text:list-item>
      </text:list>
      <text:p text:style-name="P4">Ce service permet de récupérer tout le contenu concernant l’évolution de l’agent à évaluer.</text:p>
      <text:p text:style-name="Standard"><text:span text:style-name="Intense_20_Emphasis">Web service:</text:span> Evolution de l’EAE</text:p>
      <text:p text:style-name="Standard"><text:span text:style-name="Intense_20_Emphasis">URL:</text:span> <text:a xlink:type="simple" xlink:href="http://URL_SERVEUR/agents/eaeEvolution?idEvalue"><text:span text:style-name="Internet_20_link">http://URL_SERVEUR/agents/eaeEvolution?idEvalue</text:span></text:a>=</text:p>
      <text:p text:style-name="Standard"><text:span text:style-name="Intense_20_Emphasis">idEvalue:</text:span> identifiant de l’évalué</text:p>
      <text:p text:style-name="Standard"><text:span text:style-name="Intense_20_Emphasis">Format JSON attendu:</text:span> </text:p>
      <text:p text:style-name="P14"><text:span text:style-name="T2">{</text:span></text:p>
      <text:p text:style-name="P14"><text:span text:style-name="T2"><text:tab/><text:tab/>"souhaitsSuggestions" :<text:tab/>[</text:span></text:p>
      <text:p text:style-name="P14"><text:span text:style-name="T2"><text:tab/><text:tab/><text:tab/><text:tab/><text:tab/><text:tab/><text:tab/>{</text:span></text:p>
      <text:p text:style-name="P14"><text:span text:style-name="T2"><text:tab/><text:tab/><text:tab/><text:tab/><text:tab/><text:tab/><text:tab/><text:tab/>"souhait" : "",</text:span></text:p>
      <text:p text:style-name="P14"><text:span text:style-name="T2"><text:tab/><text:tab/><text:tab/><text:tab/><text:tab/><text:tab/><text:tab/><text:tab/>"suggestion" : ""</text:span></text:p>
      <text:p text:style-name="P14"><text:span text:style-name="T2"><text:tab/><text:tab/><text:tab/><text:tab/><text:tab/><text:tab/><text:tab/>}</text:span></text:p>
      <text:p text:style-name="P14"><text:span text:style-name="T2"><text:tab/><text:tab/><text:tab/><text:tab/><text:tab/><text:tab/>],</text:span></text:p>
      <text:p text:style-name="P14"><text:span text:style-name="T2"><text:tab/><text:tab/>"mobiliteGeo" : true,</text:span></text:p>
      <text:p text:style-name="P14"><text:span text:style-name="T2"><text:tab/><text:tab/>"mobiliteFonction" : false,</text:span></text:p>
      <text:p text:style-name="P14"><text:span text:style-name="T2"><text:tab/><text:tab/>"changMetier" : false,</text:span></text:p>
      <text:p text:style-name="P14"><text:span text:style-name="T2"><text:tab/><text:tab/>"delai" :<text:tab/>{</text:span></text:p>
      <text:p text:style-name="P14"><text:span text:style-name="T2"><text:tab/><text:tab/><text:tab/><text:tab/><text:tab/>"courant" : 1,</text:span></text:p>
      <text:p text:style-name="P14"><text:span text:style-name="T2"><text:tab/><text:tab/><text:tab/><text:tab/><text:tab/>"liste" :<text:tab/>[</text:span></text:p>
      <text:p text:style-name="P14"><text:span text:style-name="T2"><text:tab/><text:tab/><text:tab/><text:tab/><text:tab/><text:tab/><text:tab/><text:tab/>{</text:span></text:p>
      <text:p text:style-name="P14"><text:span text:style-name="T2"><text:tab/><text:tab/><text:tab/><text:tab/><text:tab/><text:tab/><text:tab/><text:tab/><text:tab/>"valeur" : "",</text:span></text:p>
      <text:p text:style-name="P14"><text:span text:style-name="T2"><text:tab/><text:tab/><text:tab/><text:tab/><text:tab/><text:tab/><text:tab/><text:tab/><text:tab/>"id" : 1</text:span></text:p>
      <text:p text:style-name="P14"><text:span text:style-name="T2"><text:tab/><text:tab/><text:tab/><text:tab/><text:tab/><text:tab/><text:tab/><text:tab/>}</text:span></text:p>
      <text:p text:style-name="P14"><text:span text:style-name="T2"><text:tab/><text:tab/><text:tab/><text:tab/><text:tab/><text:tab/><text:tab/>]</text:span></text:p>
      <text:p text:style-name="P14"><text:span text:style-name="T2"><text:tab/><text:tab/><text:tab/><text:tab/>},</text:span></text:p>
      <text:p text:style-name="P14"><text:span text:style-name="T2"><text:tab/><text:tab/>"mobiliteService" : false,</text:span></text:p>
      <text:p text:style-name="P14"><text:span text:style-name="T2"><text:tab/><text:tab/>"mobiliteDirection" : false,</text:span></text:p>
      <text:p text:style-name="P14"><text:span text:style-name="T2"><text:tab/><text:tab/>"mobiliteCollectivite" : false,</text:span></text:p>
      <text:p text:style-name="P14"><text:span text:style-name="T2"><text:tab/><text:tab/>"precision" : "",</text:span></text:p>
      <text:p text:style-name="P14"><text:span text:style-name="T2"><text:tab/><text:tab/>"mobiliteAutreCollectivite" : false,</text:span></text:p>
      <text:p text:style-name="P14"><text:span text:style-name="T2"><text:tab/><text:tab/>"concours" : false,</text:span></text:p>
      <text:p text:style-name="P14"><text:span text:style-name="T2"><text:tab/><text:tab/>"nomConcours" : "",</text:span></text:p>
      <text:p text:style-name="P14"><text:span text:style-name="T2"><text:tab/><text:tab/>"vae" : false,</text:span></text:p>
      <text:p text:style-name="P14"><text:span text:style-name="T2"><text:tab/><text:tab/>"nomVae" : "",</text:span></text:p>
      <text:p text:style-name="P14"><text:span text:style-name="T2"><text:tab/><text:tab/>"partiel" : false,</text:span></text:p>
      <text:p text:style-name="P14"><text:span text:style-name="T2"><text:tab/><text:tab/>"pourcentage" : 0,</text:span></text:p>
      <text:p text:style-name="P14"><text:span text:style-name="T2"><text:tab/><text:tab/>"retraite" : false,</text:span></text:p>
      <text:p text:style-name="P14"><text:span text:style-name="T2"><text:tab/><text:tab/>"dateRetraite" : "/Date()/",</text:span></text:p>
      <text:p text:style-name="P14"><text:span text:style-name="T2"><text:tab/><text:tab/>"autre" : false,</text:span></text:p>
      <text:p text:style-name="P14"><text:span text:style-name="T2"><text:tab/><text:tab/>"precisionAutre" : "",</text:span></text:p>
      <text:p text:style-name="P14"><text:span text:style-name="T2"><text:tab/><text:tab/>"observationSouhait" : "",</text:span></text:p>
      <text:p text:style-name="P14"><text:span text:style-name="T2"><text:tab/><text:tab/>"connaissancesTech" :<text:tab/>[</text:span></text:p>
      <text:p text:style-name="P14"><text:span text:style-name="T2"><text:tab/><text:tab/><text:tab/><text:tab/><text:tab/><text:tab/><text:tab/>{</text:span></text:p>
      <text:p text:style-name="P14"><text:span text:style-name="T2"><text:tab/><text:tab/><text:tab/><text:tab/><text:tab/><text:tab/><text:tab/><text:tab/>"nom" : "",</text:span></text:p>
      <text:p text:style-name="P14"><text:span text:style-name="T2"><text:tab/><text:tab/><text:tab/><text:tab/><text:tab/><text:tab/><text:tab/><text:tab/>"echeance" : ["/Date()/"],</text:span></text:p>
      <text:p text:style-name="P14"><text:span text:style-name="T2"><text:tab/><text:tab/><text:tab/><text:tab/><text:tab/><text:tab/><text:tab/><text:tab/>"priorite" : 1</text:span></text:p>
      <text:p text:style-name="P14"><text:span text:style-name="T2"><text:tab/><text:tab/><text:tab/><text:tab/><text:tab/><text:tab/><text:tab/>}</text:span></text:p>
      <text:p text:style-name="P14"><text:span text:style-name="T2"><text:tab/><text:tab/><text:tab/><text:tab/><text:tab/><text:tab/>],</text:span></text:p>
      <text:p text:style-name="P14"><text:span text:style-name="T2"><text:tab/><text:tab/>"competencesPro" :<text:tab/>[</text:span></text:p>
      <text:p text:style-name="P14"><text:span text:style-name="T2"><text:tab/><text:tab/><text:tab/><text:tab/><text:tab/><text:tab/><text:tab/>{</text:span></text:p>
      <text:p text:style-name="P14"><text:span text:style-name="T2"><text:tab/><text:tab/><text:tab/><text:tab/><text:tab/><text:tab/><text:tab/><text:tab/>"nom" : "",</text:span></text:p>
      <text:p text:style-name="P14"><text:span text:style-name="T2"><text:tab/><text:tab/><text:tab/><text:tab/><text:tab/><text:tab/><text:tab/><text:tab/>"echeance" : "/Date()/",</text:span></text:p>
      <text:p text:style-name="P14"><text:span text:style-name="T2"><text:tab/><text:tab/><text:tab/><text:tab/><text:tab/><text:tab/><text:tab/><text:tab/>"priorite" : 4</text:span></text:p>
      <text:p text:style-name="P14"><text:span text:style-name="T2"><text:tab/><text:tab/><text:tab/><text:tab/><text:tab/><text:tab/><text:tab/>}</text:span></text:p>
      <text:p text:style-name="P14"><text:span text:style-name="T2"><text:tab/><text:tab/><text:tab/><text:tab/><text:tab/><text:tab/>],</text:span></text:p>
      <text:p text:style-name="P14"><text:span text:style-name="T2"><text:tab/><text:tab/>"preparations" :<text:tab/>[</text:span></text:p>
      <text:p text:style-name="P14"><text:span text:style-name="T2"><text:tab/><text:tab/><text:tab/><text:tab/><text:tab/><text:tab/>{</text:span></text:p>
      <text:p text:style-name="P14"><text:soft-page-break/><text:span text:style-name="T2"><text:tab/><text:tab/><text:tab/><text:tab/><text:tab/><text:tab/><text:tab/>"nom" : "",</text:span></text:p>
      <text:p text:style-name="P14"><text:span text:style-name="T2"><text:tab/><text:tab/><text:tab/><text:tab/><text:tab/><text:tab/><text:tab/>"echeance" : "/Date()/",</text:span></text:p>
      <text:p text:style-name="P14"><text:span text:style-name="T2"><text:tab/><text:tab/><text:tab/><text:tab/><text:tab/><text:tab/><text:tab/>"priorite" : 3</text:span></text:p>
      <text:p text:style-name="P14"><text:span text:style-name="T2"><text:tab/><text:tab/><text:tab/><text:tab/><text:tab/><text:tab/>}</text:span></text:p>
      <text:p text:style-name="P14"><text:span text:style-name="T2"><text:tab/><text:tab/><text:tab/><text:tab/><text:tab/>],</text:span></text:p>
      <text:p text:style-name="P14"><text:span text:style-name="T2"><text:tab/><text:tab/>"devPerso" :<text:tab/>[</text:span></text:p>
      <text:p text:style-name="P14"><text:span text:style-name="T2"><text:tab/><text:tab/><text:tab/><text:tab/><text:tab/><text:tab/>{</text:span></text:p>
      <text:p text:style-name="P14"><text:span text:style-name="T2"><text:tab/><text:tab/><text:tab/><text:tab/><text:tab/><text:tab/><text:tab/>"nom" : "",</text:span></text:p>
      <text:p text:style-name="P14"><text:span text:style-name="T2"><text:tab/><text:tab/><text:tab/><text:tab/><text:tab/><text:tab/><text:tab/>"echeance" : "/Date()/",</text:span></text:p>
      <text:p text:style-name="P14"><text:span text:style-name="T2"><text:tab/><text:tab/><text:tab/><text:tab/><text:tab/><text:tab/><text:tab/>"priorite" : 2</text:span></text:p>
      <text:p text:style-name="P14"><text:span text:style-name="T2"><text:tab/><text:tab/><text:tab/><text:tab/><text:tab/><text:tab/>}</text:span></text:p>
      <text:p text:style-name="P14"><text:span text:style-name="T2"><text:tab/><text:tab/><text:tab/><text:tab/><text:tab/>],</text:span></text:p>
      <text:p text:style-name="P14"><text:span text:style-name="T2"><text:tab/><text:tab/>"comportement" :<text:tab/>[</text:span></text:p>
      <text:p text:style-name="P14"><text:span text:style-name="T2"><text:tab/><text:tab/><text:tab/><text:tab/><text:tab/><text:tab/>{</text:span></text:p>
      <text:p text:style-name="P14"><text:span text:style-name="T2"><text:tab/><text:tab/><text:tab/><text:tab/><text:tab/><text:tab/><text:tab/>"nom" : "",</text:span></text:p>
      <text:p text:style-name="P14"><text:span text:style-name="T2"><text:tab/><text:tab/><text:tab/><text:tab/><text:tab/><text:tab/><text:tab/>"echeance" : "/Date()/",</text:span></text:p>
      <text:p text:style-name="P14"><text:span text:style-name="T2"><text:tab/><text:tab/><text:tab/><text:tab/><text:tab/><text:tab/><text:tab/>"priorite" : 5</text:span></text:p>
      <text:p text:style-name="P14"><text:span text:style-name="T2"><text:tab/><text:tab/><text:tab/><text:tab/><text:tab/><text:tab/>}</text:span></text:p>
      <text:p text:style-name="P14"><text:span text:style-name="T2"><text:tab/><text:tab/><text:tab/><text:tab/><text:tab/>],</text:span></text:p>
      <text:p text:style-name="P14"><text:span text:style-name="T2"><text:tab/><text:tab/>"formateurPotentiel" :<text:tab/>[</text:span></text:p>
      <text:p text:style-name="P14"><text:span text:style-name="T2"><text:tab/><text:tab/><text:tab/><text:tab/><text:tab/><text:tab/><text:tab/>{</text:span></text:p>
      <text:p text:style-name="P14"><text:span text:style-name="T2"><text:tab/><text:tab/><text:tab/><text:tab/><text:tab/><text:tab/><text:tab/><text:tab/>"nom" : "",</text:span></text:p>
      <text:p text:style-name="P14"><text:span text:style-name="T2"><text:tab/><text:tab/><text:tab/><text:tab/><text:tab/><text:tab/><text:tab/><text:tab/>"echeance" : "/Date()/",</text:span></text:p>
      <text:p text:style-name="P14"><text:span text:style-name="T2"><text:tab/><text:tab/><text:tab/><text:tab/><text:tab/><text:tab/><text:tab/><text:tab/>"priorite" : 6</text:span></text:p>
      <text:p text:style-name="P14"><text:span text:style-name="T2"><text:tab/><text:tab/><text:tab/><text:tab/><text:tab/><text:tab/><text:tab/>}</text:span></text:p>
      <text:p text:style-name="P14"><text:span text:style-name="T2"><text:tab/><text:tab/><text:tab/><text:tab/><text:tab/><text:tab/>]</text:span></text:p>
      <text:p text:style-name="P14"><text:span text:style-name="T2"><text:tab/><text:tab/>"commentaireEvalue" : "",</text:span></text:p>
      <text:p text:style-name="P14"><text:span text:style-name="T2"><text:tab/><text:tab/>"commentaireEvaluateur" : ""</text:span></text:p>
      <text:p text:style-name="P14"><text:span text:style-name="T2">}</text:span></text:p>
      <text:p text:style-name="Standard"/>
      <text:p text:style-name="P2"><text:span text:style-name="T12">Remarques</text:span></text:p>
      <text:p text:style-name="P2">L’objet <text:span text:style-name="T4">delai</text:span> contient une liste d’association « identifiant » &lt;-&gt; « valeur d’affichage » ainsi que la valeur courante de l’identifiant. Les valeurs d’affichage actuelles sont:</text:p>
      <text:list xml:id="list28419292" text:continue-list="list28341582" text:style-name="WWNum3">
        <text:list-item>
          <text:p text:style-name="P29">inférieur à 1 an</text:p>
        </text:list-item>
        <text:list-item>
          <text:p text:style-name="P29">Entre 1 an et 2 ans</text:p>
        </text:list-item>
        <text:list-item>
          <text:p text:style-name="P29">Entre 2 ans et 4 ans</text:p>
        </text:list-item>
      </text:list>
      <text:p text:style-name="Standard">Le paramètre <text:span text:style-name="T4">pourcentage</text:span> est un entier compris entre 0 et 100.</text:p>
      <text:p text:style-name="Standard"><text:span text:style-name="Intense_20_Emphasis">Web service:</text:span> Enregistrement de l’évolution de l’EAE</text:p>
      <text:p text:style-name="Standard"><text:span text:style-name="Intense_20_Emphasis"><text:span text:style-name="T8">URL:</text:span></text:span><text:span text:style-name="T8"> </text:span><text:a xlink:type="simple" xlink:href="http://URL_SERVEUR/agents/eaeEvolution?idEvalue=&amp;idEvaluateur"><text:span text:style-name="Internet_20_link"><text:span text:style-name="T8">http://URL_SERVEUR/agents/eaeEvolution?idEvalue=&amp;idEvaluateur</text:span></text:span></text:a><text:span text:style-name="T8">=</text:span></text:p>
      <text:p text:style-name="Standard"><text:span text:style-name="Intense_20_Emphasis">idEvalue:</text:span> identifiant de l’évalué</text:p>
      <text:p text:style-name="Standard"><text:span text:style-name="Intense_20_Emphasis">idEvaluateur:</text:span> identifiant de l’évaluateur ou supérieur</text:p>
      <text:p text:style-name="Standard"><text:span text:style-name="Intense_20_Emphasis">Format JSON envoyé:</text:span> </text:p>
      <text:p text:style-name="P13"><text:span text:style-name="T2">{</text:span></text:p>
      <text:p text:style-name="P13"><text:span text:style-name="T2"><text:tab/><text:tab/>"souhaitsSuggestions" :<text:tab/>[</text:span></text:p>
      <text:p text:style-name="P13"><text:span text:style-name="T2"><text:tab/><text:tab/><text:tab/><text:tab/><text:tab/><text:tab/><text:tab/>{</text:span></text:p>
      <text:p text:style-name="P13"><text:span text:style-name="T2"><text:tab/><text:tab/><text:tab/><text:tab/><text:tab/><text:tab/><text:tab/><text:tab/>"souhait" : "",</text:span></text:p>
      <text:p text:style-name="P13"><text:span text:style-name="T2"><text:tab/><text:tab/><text:tab/><text:tab/><text:tab/><text:tab/><text:tab/><text:tab/>"suggestion" : ""</text:span></text:p>
      <text:p text:style-name="P13"><text:span text:style-name="T2"><text:tab/><text:tab/><text:tab/><text:tab/><text:tab/><text:tab/><text:tab/>}</text:span></text:p>
      <text:p text:style-name="P13"><text:span text:style-name="T2"><text:tab/><text:tab/><text:tab/><text:tab/><text:tab/><text:tab/>],</text:span></text:p>
      <text:p text:style-name="P13"><text:span text:style-name="T2"><text:tab/><text:tab/>"mobiliteGeo" : true,</text:span></text:p>
      <text:p text:style-name="P13"><text:span text:style-name="T2"><text:tab/><text:tab/>"mobiliteFonction" : false,</text:span></text:p>
      <text:p text:style-name="P13"><text:soft-page-break/><text:span text:style-name="T2"><text:tab/><text:tab/>"changMetier" : false,</text:span></text:p>
      <text:p text:style-name="P13"><text:span text:style-name="T2"><text:tab/><text:tab/>"delai" : 0,</text:span></text:p>
      <text:p text:style-name="P13"><text:span text:style-name="T2"><text:tab/><text:tab/>"mobiliteService" : false,</text:span></text:p>
      <text:p text:style-name="P13"><text:span text:style-name="T2"><text:tab/><text:tab/>"mobiliteDirection" : false,</text:span></text:p>
      <text:p text:style-name="P13"><text:span text:style-name="T2"><text:tab/><text:tab/>"mobiliteCollectivite" : false,</text:span></text:p>
      <text:p text:style-name="P13"><text:span text:style-name="T2"><text:tab/><text:tab/>"precision" : "",</text:span></text:p>
      <text:p text:style-name="P13"><text:span text:style-name="T2"><text:tab/><text:tab/>"mobiliteAutreCollectivite" : false,</text:span></text:p>
      <text:p text:style-name="P13"><text:span text:style-name="T2"><text:tab/><text:tab/>"concours" : false,</text:span></text:p>
      <text:p text:style-name="P13"><text:span text:style-name="T2"><text:tab/><text:tab/>"nomConcours" : "",</text:span></text:p>
      <text:p text:style-name="P13"><text:span text:style-name="T2"><text:tab/><text:tab/>"vae" : false,</text:span></text:p>
      <text:p text:style-name="P13"><text:span text:style-name="T2"><text:tab/><text:tab/>"nomVae" : "",</text:span></text:p>
      <text:p text:style-name="P13"><text:span text:style-name="T2"><text:tab/><text:tab/>"partiel" : false,</text:span></text:p>
      <text:p text:style-name="P13"><text:span text:style-name="T2"><text:tab/><text:tab/>"pourcentage" : 0,</text:span></text:p>
      <text:p text:style-name="P13"><text:span text:style-name="T2"><text:tab/><text:tab/>"retraite" : false,</text:span></text:p>
      <text:p text:style-name="P13"><text:span text:style-name="T2"><text:tab/><text:tab/>"dateRetraite" : "/Date()/",</text:span></text:p>
      <text:p text:style-name="P13"><text:span text:style-name="T2"><text:tab/><text:tab/>"autre" : false,</text:span></text:p>
      <text:p text:style-name="P13"><text:span text:style-name="T2"><text:tab/><text:tab/>"precisionAutre" : "",</text:span></text:p>
      <text:p text:style-name="P13"><text:span text:style-name="T2"><text:tab/><text:tab/>"observationSouhait" : "",</text:span></text:p>
      <text:p text:style-name="P13"><text:span text:style-name="T2"><text:tab/><text:tab/>"connaissancesTech" :<text:tab/>[</text:span></text:p>
      <text:p text:style-name="P13"><text:span text:style-name="T2"><text:tab/><text:tab/><text:tab/><text:tab/><text:tab/><text:tab/><text:tab/>{</text:span></text:p>
      <text:p text:style-name="P13"><text:span text:style-name="T2"><text:tab/><text:tab/><text:tab/><text:tab/><text:tab/><text:tab/><text:tab/><text:tab/>"nom" : "",</text:span></text:p>
      <text:p text:style-name="P13"><text:span text:style-name="T2"><text:tab/><text:tab/><text:tab/><text:tab/><text:tab/><text:tab/><text:tab/><text:tab/>"echeance" : ["/Date()/"],</text:span></text:p>
      <text:p text:style-name="P13"><text:span text:style-name="T2"><text:tab/><text:tab/><text:tab/><text:tab/><text:tab/><text:tab/><text:tab/><text:tab/>"priorite" : 1</text:span></text:p>
      <text:p text:style-name="P13"><text:span text:style-name="T2"><text:tab/><text:tab/><text:tab/><text:tab/><text:tab/><text:tab/><text:tab/>}</text:span></text:p>
      <text:p text:style-name="P13"><text:span text:style-name="T2"><text:tab/><text:tab/><text:tab/><text:tab/><text:tab/><text:tab/>],</text:span></text:p>
      <text:p text:style-name="P13"><text:span text:style-name="T2"><text:tab/><text:tab/>"competencesPro" :<text:tab/>[</text:span></text:p>
      <text:p text:style-name="P13"><text:span text:style-name="T2"><text:tab/><text:tab/><text:tab/><text:tab/><text:tab/><text:tab/><text:tab/>{</text:span></text:p>
      <text:p text:style-name="P13"><text:span text:style-name="T2"><text:tab/><text:tab/><text:tab/><text:tab/><text:tab/><text:tab/><text:tab/><text:tab/>"nom" : "",</text:span></text:p>
      <text:p text:style-name="P13"><text:span text:style-name="T2"><text:tab/><text:tab/><text:tab/><text:tab/><text:tab/><text:tab/><text:tab/><text:tab/>"echeance" : "/Date()/",</text:span></text:p>
      <text:p text:style-name="P13"><text:span text:style-name="T2"><text:tab/><text:tab/><text:tab/><text:tab/><text:tab/><text:tab/><text:tab/><text:tab/>"priorite" : 4</text:span></text:p>
      <text:p text:style-name="P13"><text:span text:style-name="T2"><text:tab/><text:tab/><text:tab/><text:tab/><text:tab/><text:tab/><text:tab/>}</text:span></text:p>
      <text:p text:style-name="P13"><text:span text:style-name="T2"><text:tab/><text:tab/><text:tab/><text:tab/><text:tab/><text:tab/>],</text:span></text:p>
      <text:p text:style-name="P13"><text:span text:style-name="T2"><text:tab/><text:tab/>"preparations" :<text:tab/>[</text:span></text:p>
      <text:p text:style-name="P13"><text:span text:style-name="T2"><text:tab/><text:tab/><text:tab/><text:tab/><text:tab/><text:tab/>{</text:span></text:p>
      <text:p text:style-name="P13"><text:span text:style-name="T2"><text:tab/><text:tab/><text:tab/><text:tab/><text:tab/><text:tab/><text:tab/>"nom" : "",</text:span></text:p>
      <text:p text:style-name="P13"><text:span text:style-name="T2"><text:tab/><text:tab/><text:tab/><text:tab/><text:tab/><text:tab/><text:tab/>"echeance" : "/Date()/",</text:span></text:p>
      <text:p text:style-name="P13"><text:span text:style-name="T2"><text:tab/><text:tab/><text:tab/><text:tab/><text:tab/><text:tab/><text:tab/>"priorite" : 3</text:span></text:p>
      <text:p text:style-name="P13"><text:span text:style-name="T2"><text:tab/><text:tab/><text:tab/><text:tab/><text:tab/><text:tab/>}</text:span></text:p>
      <text:p text:style-name="P13"><text:span text:style-name="T2"><text:tab/><text:tab/><text:tab/><text:tab/><text:tab/>],</text:span></text:p>
      <text:p text:style-name="P13"><text:span text:style-name="T2"><text:tab/><text:tab/>"devPerso" :<text:tab/>[</text:span></text:p>
      <text:p text:style-name="P13"><text:span text:style-name="T2"><text:tab/><text:tab/><text:tab/><text:tab/><text:tab/><text:tab/>{</text:span></text:p>
      <text:p text:style-name="P13"><text:span text:style-name="T2"><text:tab/><text:tab/><text:tab/><text:tab/><text:tab/><text:tab/><text:tab/>"nom" : "",</text:span></text:p>
      <text:p text:style-name="P13"><text:span text:style-name="T2"><text:tab/><text:tab/><text:tab/><text:tab/><text:tab/><text:tab/><text:tab/>"echeance" : "/Date()/",</text:span></text:p>
      <text:p text:style-name="P13"><text:span text:style-name="T2"><text:tab/><text:tab/><text:tab/><text:tab/><text:tab/><text:tab/><text:tab/>"priorite" : 2</text:span></text:p>
      <text:p text:style-name="P13"><text:span text:style-name="T2"><text:tab/><text:tab/><text:tab/><text:tab/><text:tab/><text:tab/>}</text:span></text:p>
      <text:p text:style-name="P13"><text:span text:style-name="T2"><text:tab/><text:tab/><text:tab/><text:tab/><text:tab/>],</text:span></text:p>
      <text:p text:style-name="P13"><text:span text:style-name="T2"><text:tab/><text:tab/>"comportement" :<text:tab/>[</text:span></text:p>
      <text:p text:style-name="P13"><text:span text:style-name="T2"><text:tab/><text:tab/><text:tab/><text:tab/><text:tab/><text:tab/>{</text:span></text:p>
      <text:p text:style-name="P13"><text:span text:style-name="T2"><text:tab/><text:tab/><text:tab/><text:tab/><text:tab/><text:tab/><text:tab/>"nom" : "",</text:span></text:p>
      <text:p text:style-name="P13"><text:span text:style-name="T2"><text:tab/><text:tab/><text:tab/><text:tab/><text:tab/><text:tab/><text:tab/>"echeance" : "/Date()/",</text:span></text:p>
      <text:p text:style-name="P13"><text:span text:style-name="T2"><text:tab/><text:tab/><text:tab/><text:tab/><text:tab/><text:tab/><text:tab/>"priorite" : 5</text:span></text:p>
      <text:p text:style-name="P13"><text:span text:style-name="T2"><text:tab/><text:tab/><text:tab/><text:tab/><text:tab/><text:tab/>}</text:span></text:p>
      <text:p text:style-name="P13"><text:span text:style-name="T2"><text:tab/><text:tab/><text:tab/><text:tab/><text:tab/>],</text:span></text:p>
      <text:p text:style-name="P13"><text:span text:style-name="T2"><text:tab/><text:tab/>"formateurPotentiel" :<text:tab/>[</text:span></text:p>
      <text:p text:style-name="P13"><text:span text:style-name="T2"><text:tab/><text:tab/><text:tab/><text:tab/><text:tab/><text:tab/><text:tab/>{</text:span></text:p>
      <text:p text:style-name="P13"><text:span text:style-name="T2"><text:tab/><text:tab/><text:tab/><text:tab/><text:tab/><text:tab/><text:tab/><text:tab/>"nom" : "",</text:span></text:p>
      <text:p text:style-name="P13"><text:span text:style-name="T2"><text:tab/><text:tab/><text:tab/><text:tab/><text:tab/><text:tab/><text:tab/><text:tab/>"echeance" : "/Date()/",</text:span></text:p>
      <text:p text:style-name="P13"><text:span text:style-name="T2"><text:tab/><text:tab/><text:tab/><text:tab/><text:tab/><text:tab/><text:tab/><text:tab/>"priorite" : 6</text:span></text:p>
      <text:p text:style-name="P13"><text:span text:style-name="T2"><text:tab/><text:tab/><text:tab/><text:tab/><text:tab/><text:tab/><text:tab/>}</text:span></text:p>
      <text:p text:style-name="P13"><text:span text:style-name="T2"><text:tab/><text:tab/><text:tab/><text:tab/><text:tab/><text:tab/>]</text:span></text:p>
      <text:p text:style-name="P13"><text:span text:style-name="T2"><text:tab/><text:tab/>"commentaireEvalue" : "",</text:span></text:p>
      <text:p text:style-name="P13"><text:span text:style-name="T2"><text:tab/><text:tab/>"commentaireEvaluateur" : ""</text:span></text:p>
      <text:p text:style-name="P13"><text:span text:style-name="T2">}</text:span>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Calibri" fo:font-size="11pt" fo:language="fr" fo:country="FR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0cm" fo:margin-right="0.139cm" fo:margin-top="7.197cm" fo:margin-bottom="0.106cm" style:line-height-at-least="0.176cm" fo:text-align="center" style:justify-single-word="false" fo:text-indent="0cm" style:auto-text-indent="false" fo:padding="0cm" fo:border="2.24pt solid #00000a"/>
      <style:text-properties style:font-name="Arial1" fo:font-size="20pt" fo:language="fr" fo:country="CA" style:font-name-asian="Times New Roman1" style:font-size-asian="20pt" style:language-asian="fr" style:country-asian="FR" style:font-name-complex="Times New Roman1" style:font-size-complex="10pt"/>
    </style:style>
    <style:style style:name="List" style:family="paragraph" style:parent-style-name="Text_20_body" style:default-outline-level="" style:class="list">
      <style:text-properties style:font-size-asian="12pt" style:font-name-complex="Mangal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53cm" fo:margin-bottom="0cm" fo:keep-together="always" fo:keep-with-next="always"/>
      <style:text-properties fo:color="#4f81bd" style:font-name="Cambria" fo:font-size="13pt" fo:font-style="italic" fo:font-weight="bold" style:font-size-asian="13pt" style:font-style-asian="italic" style:font-weight-asian="bold" style:font-name-complex="F" style:font-size-complex="13pt" style:font-style-complex="italic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line-height-at-least="0.176cm"/>
      <style:text-properties style:font-name="Tahoma" fo:font-size="8pt" style:font-size-asian="8pt" style:font-name-complex="Tahoma1" style:font-size-complex="8pt"/>
    </style:style>
    <style:style style:name="Intense_20_Quote" style:display-name="Intense Quote" style:family="paragraph" style:parent-style-name="Standard" style:default-outline-level="">
      <style:paragraph-properties fo:margin="100%" fo:margin-left="1.651cm" fo:margin-right="1.651cm" fo:margin-top="0.353cm" fo:margin-bottom="0.494cm" fo:text-indent="0cm" style:auto-text-indent="false" fo:padding="0cm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line-height-at-least="0.176cm" fo:text-align="center" style:justify-single-word="false" fo:padding="0cm" fo:border-left="none" fo:border-right="none" fo:border-top="none" fo:border-bottom="0.99pt solid #4f81bd"/>
      <style:text-properties fo:color="#17365d" style:font-name="Cambria" fo:font-size="26pt" fo:letter-spacing="0.009cm" fo:font-weight="bold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Default_20_Paragraph_20_Font" style:display-name="Default Paragraph Font" style:family="text"/>
    <style:style style:name="Corps_20_de_20_texte_20_Car" style:display-name="Corps de texte Car" style:family="text" style:parent-style-name="Default_20_Paragraph_20_Font">
      <style:text-properties style:font-name="Arial1" fo:font-size="20pt" fo:language="fr" fo:country="CA" style:font-name-asian="Times New Roman1" style:font-size-asian="20pt" style:language-asian="fr" style:country-asian="FR" style:font-name-complex="Times New Roman1" style:font-size-complex="10pt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Citation_20_intense_20_Car" style:display-name="Citation intense C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F" style:font-size-complex="13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font-size-asian="26pt" style:font-name-complex="F" style:font-size-complex="26pt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fo:language="fr" fo:country="FR" style:text-underline-style="solid" style:text-underline-width="auto" style:text-underline-color="font-color" style:language-asian="fr" style:country-asian="FR" style:language-complex="fr" style:country-complex="FR"/>
    </style:style>
    <style:style style:name="Préformaté_20_HTML_20_Car" style:display-name="Préformaté HTML Car" style:family="text" style:parent-style-name="Default_20_Paragraph_20_Font">
      <style:text-properties style:font-name="Courier New" fo:font-size="10pt" style:font-name-asian="Times New Roman1" style:font-size-asian="10pt" style:language-asian="fr" style:country-asian="FR" style:font-name-complex="Courier New2" style:font-size-complex="10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Courier New2"/>
    </style:style>
    <style:style style:name="ListLabel_20_4" style:display-name="ListLabel 4" style:family="text">
      <style:text-properties style:font-name-complex="Wingdings1"/>
    </style:style>
    <style:style style:name="ListLabel_20_5" style:display-name="ListLabel 5" style:family="text">
      <style:text-properties style:font-name-complex="Symbol1"/>
    </style:style>
    <style:style style:name="ListLabel_20_6" style:display-name="ListLabel 6" style:family="text">
      <style:text-properties style:font-name-complex="Courier New2"/>
    </style:style>
    <style:style style:name="ListLabel_20_7" style:display-name="ListLabel 7" style:family="text">
      <style:text-properties style:font-name-complex="Wingding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1.349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style:font-name="Courier New1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style:font-name="Wingdings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style:font-name="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style:font-name="Courier New1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style:font-name="Wingdings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style:font-name="Courier New1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002cm" fo:margin-bottom="0.751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2T21:42:00</meta:creation-date>
    <meta:initial-creator>Mathieu FABRE</meta:initial-creator>
    <dc:creator>Mathieu FABRE</dc:creator>
    <meta:print-date>2012-09-26T05:02:00</meta:print-date>
    <dc:date>2012-09-28T00:12:00</dc:date>
    <meta:editing-cycles>340</meta:editing-cycles>
    <meta:editing-duration>PT35M52S</meta:editing-duration>
    <meta:generator>LibreOffice/3.5$Windows_x86 LibreOffice_project/e0fbe70-5879838-a0745b0-0cd1158-638b327</meta:generator>
    <meta:document-statistic meta:table-count="0" meta:image-count="1" meta:object-count="0" meta:page-count="21" meta:paragraph-count="683" meta:word-count="2488" meta:character-count="18464" meta:non-whitespace-character-count="14670"/>
    <meta:template xlink:type="simple" xlink:actuate="onRequest" xlink:title="Normal.dotm" xlink:href=""/>
  </office:meta>
</office:document-meta>
</file>